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8757567744454" calcext:value-type="float">
            <text:p>0.88757567744454</text:p>
          </table:table-cell>
          <table:table-cell office:value-type="float" office:value="1.37323956431862" calcext:value-type="float">
            <text:p>1.37323956431862</text:p>
          </table:table-cell>
        </table:table-row>
        <table:table-row table:style-name="ro1">
          <table:table-cell office:value-type="float" office:value="0.355029255230001" calcext:value-type="float">
            <text:p>0.355029255230001</text:p>
          </table:table-cell>
          <table:table-cell office:value-type="float" office:value="2.05985783537433" calcext:value-type="float">
            <text:p>2.05985783537433</text:p>
          </table:table-cell>
        </table:table-row>
        <table:table-row table:style-name="ro1">
          <table:table-cell office:value-type="float" office:value="0.88757567744454" calcext:value-type="float">
            <text:p>0.88757567744454</text:p>
          </table:table-cell>
          <table:table-cell office:value-type="float" office:value="3.48591349234173" calcext:value-type="float">
            <text:p>3.48591349234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9506957120925" calcext:value-type="float">
            <text:p>4.59506957120925</text:p>
          </table:table-cell>
        </table:table-row>
        <table:table-row table:style-name="ro1">
          <table:table-cell office:value-type="float" office:value="0.177517166984539" calcext:value-type="float">
            <text:p>0.177517166984539</text:p>
          </table:table-cell>
          <table:table-cell office:value-type="float" office:value="5.38732304976971" calcext:value-type="float">
            <text:p>5.38732304976971</text:p>
          </table:table-cell>
        </table:table-row>
        <table:table-row table:style-name="ro1">
          <table:table-cell office:value-type="float" office:value="0.177517166984539" calcext:value-type="float">
            <text:p>0.177517166984539</text:p>
          </table:table-cell>
          <table:table-cell office:value-type="float" office:value="6.02112522817665" calcext:value-type="float">
            <text:p>6.02112522817665</text:p>
          </table:table-cell>
        </table:table-row>
        <table:table-row table:style-name="ro1">
          <table:table-cell office:value-type="float" office:value="1.15384888855181" calcext:value-type="float">
            <text:p>1.15384888855181</text:p>
          </table:table-cell>
          <table:table-cell office:value-type="float" office:value="6.54929522128601" calcext:value-type="float">
            <text:p>6.54929522128601</text:p>
          </table:table-cell>
        </table:table-row>
        <table:table-row table:style-name="ro1">
          <table:table-cell office:value-type="float" office:value="0.355029255230001" calcext:value-type="float">
            <text:p>0.355029255230001</text:p>
          </table:table-cell>
          <table:table-cell office:value-type="float" office:value="7.13028130704416" calcext:value-type="float">
            <text:p>7.13028130704416</text:p>
          </table:table-cell>
        </table:table-row>
        <table:table-row table:style-name="ro1">
          <table:table-cell office:value-type="float" office:value="0.355029255230001" calcext:value-type="float">
            <text:p>0.355029255230001</text:p>
          </table:table-cell>
          <table:table-cell office:value-type="float" office:value="7.81689957809988" calcext:value-type="float">
            <text:p>7.81689957809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6760435681387" calcext:value-type="float">
            <text:p>8.76760435681387</text:p>
          </table:table-cell>
        </table:table-row>
        <table:table-row table:style-name="ro1">
          <table:table-cell office:value-type="float" office:value="0.266273211107267" calcext:value-type="float">
            <text:p>0.266273211107267</text:p>
          </table:table-cell>
          <table:table-cell office:value-type="float" office:value="9.6654900206719" calcext:value-type="float">
            <text:p>9.6654900206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33787067371" calcext:value-type="float">
            <text:p>10.5633787067371</text:p>
          </table:table-cell>
        </table:table-row>
        <table:table-row table:style-name="ro1">
          <table:table-cell office:value-type="float" office:value="1.15384888855181" calcext:value-type="float">
            <text:p>1.15384888855181</text:p>
          </table:table-cell>
          <table:table-cell office:value-type="float" office:value="11.2499969777928" calcext:value-type="float">
            <text:p>11.2499969777928</text:p>
          </table:table-cell>
        </table:table-row>
        <table:table-row table:style-name="ro1">
          <table:table-cell office:value-type="float" office:value="1.77514627615" calcext:value-type="float">
            <text:p>1.77514627615</text:p>
          </table:table-cell>
          <table:table-cell office:value-type="float" office:value="12.147885663858" calcext:value-type="float">
            <text:p>12.147885663858</text:p>
          </table:table-cell>
        </table:table-row>
        <table:table-row table:style-name="ro1">
          <table:table-cell office:value-type="float" office:value="0.798814554582732" calcext:value-type="float">
            <text:p>0.798814554582732</text:p>
          </table:table-cell>
          <table:table-cell office:value-type="float" office:value="12.6760556569674" calcext:value-type="float">
            <text:p>12.6760556569674</text:p>
          </table:table-cell>
        </table:table-row>
        <table:table-row table:style-name="ro1">
          <table:table-cell office:value-type="float" office:value="2.57396590947181" calcext:value-type="float">
            <text:p>2.57396590947181</text:p>
          </table:table-cell>
          <table:table-cell office:value-type="float" office:value="13.0457713277161" calcext:value-type="float">
            <text:p>13.0457713277161</text:p>
          </table:table-cell>
        </table:table-row>
        <table:table-row table:style-name="ro1">
          <table:table-cell office:value-type="float" office:value="3.19526837580908" calcext:value-type="float">
            <text:p>3.19526837580908</text:p>
          </table:table-cell>
          <table:table-cell office:value-type="float" office:value="13.5211252281766" calcext:value-type="float">
            <text:p>13.5211252281766</text:p>
          </table:table-cell>
        </table:table-row>
        <table:table-row table:style-name="ro1">
          <table:table-cell office:value-type="float" office:value="0.976331721567271" calcext:value-type="float">
            <text:p>0.976331721567271</text:p>
          </table:table-cell>
          <table:table-cell office:value-type="float" office:value="14.3661947993859" calcext:value-type="float">
            <text:p>14.3661947993859</text:p>
          </table:table-cell>
        </table:table-row>
        <table:table-row table:style-name="ro1">
          <table:table-cell office:value-type="float" office:value="7.27810735032363" calcext:value-type="float">
            <text:p>7.27810735032363</text:p>
          </table:table-cell>
          <table:table-cell office:value-type="float" office:value="14.6830973996929" calcext:value-type="float">
            <text:p>14.6830973996929</text:p>
          </table:table-cell>
        </table:table-row>
        <table:table-row table:style-name="ro1">
          <table:table-cell office:value-type="float" office:value="2.30769269836454" calcext:value-type="float">
            <text:p>2.30769269836454</text:p>
          </table:table-cell>
          <table:table-cell office:value-type="float" office:value="15.2640834854511" calcext:value-type="float">
            <text:p>15.2640834854511</text:p>
          </table:table-cell>
        </table:table-row>
        <table:table-row table:style-name="ro1">
          <table:table-cell office:value-type="float" office:value="7.45561943856909" calcext:value-type="float">
            <text:p>7.45561943856909</text:p>
          </table:table-cell>
          <table:table-cell office:value-type="float" office:value="15.9507017565068" calcext:value-type="float">
            <text:p>15.9507017565068</text:p>
          </table:table-cell>
        </table:table-row>
        <table:table-row table:style-name="ro1">
          <table:table-cell office:value-type="float" office:value="6.03550241764909" calcext:value-type="float">
            <text:p>6.03550241764909</text:p>
          </table:table-cell>
          <table:table-cell office:value-type="float" office:value="16.7429552350673" calcext:value-type="float">
            <text:p>16.7429552350673</text:p>
          </table:table-cell>
        </table:table-row>
        <table:table-row table:style-name="ro1">
          <table:table-cell office:value-type="float" office:value="6.4792927957409" calcext:value-type="float">
            <text:p>6.4792927957409</text:p>
          </table:table-cell>
          <table:table-cell office:value-type="float" office:value="17.2711252281766" calcext:value-type="float">
            <text:p>17.2711252281766</text:p>
          </table:table-cell>
        </table:table-row>
        <table:table-row table:style-name="ro1">
          <table:table-cell office:value-type="float" office:value="7.45561943856909" calcext:value-type="float">
            <text:p>7.45561943856909</text:p>
          </table:table-cell>
          <table:table-cell office:value-type="float" office:value="18.0633787067371" calcext:value-type="float">
            <text:p>18.0633787067371</text:p>
          </table:table-cell>
        </table:table-row>
        <table:table-row table:style-name="ro1">
          <table:table-cell office:value-type="float" office:value="7.98816586078363" calcext:value-type="float">
            <text:p>7.98816586078363</text:p>
          </table:table-cell>
          <table:table-cell office:value-type="float" office:value="18.9612643705951" calcext:value-type="float">
            <text:p>18.9612643705951</text:p>
          </table:table-cell>
        </table:table-row>
        <table:table-row table:style-name="ro1">
          <table:table-cell office:value-type="float" office:value="5.68047316241909" calcext:value-type="float">
            <text:p>5.68047316241909</text:p>
          </table:table-cell>
          <table:table-cell office:value-type="float" office:value="19.7535178491556" calcext:value-type="float">
            <text:p>19.7535178491556</text:p>
          </table:table-cell>
        </table:table-row>
        <table:table-row table:style-name="ro1">
          <table:table-cell office:value-type="float" office:value="8.69822437124364" calcext:value-type="float">
            <text:p>8.69822437124364</text:p>
          </table:table-cell>
          <table:table-cell office:value-type="float" office:value="20.3345039349138" calcext:value-type="float">
            <text:p>20.3345039349138</text:p>
          </table:table-cell>
        </table:table-row>
        <table:table-row table:style-name="ro1">
          <table:table-cell office:value-type="float" office:value="5.59171711829636" calcext:value-type="float">
            <text:p>5.59171711829636</text:p>
          </table:table-cell>
          <table:table-cell office:value-type="float" office:value="21.1795765283302" calcext:value-type="float">
            <text:p>21.1795765283302</text:p>
          </table:table-cell>
        </table:table-row>
        <table:table-row table:style-name="ro1">
          <table:table-cell office:value-type="float" office:value="11.0059170696082" calcext:value-type="float">
            <text:p>11.0059170696082</text:p>
          </table:table-cell>
          <table:table-cell office:value-type="float" office:value="21.5492921990788" calcext:value-type="float">
            <text:p>21.5492921990788</text:p>
          </table:table-cell>
        </table:table-row>
        <table:table-row table:style-name="ro1">
          <table:table-cell office:value-type="float" office:value="8.16568302776817" calcext:value-type="float">
            <text:p>8.16568302776817</text:p>
          </table:table-cell>
          <table:table-cell office:value-type="float" office:value="21.9190108920347" calcext:value-type="float">
            <text:p>21.9190108920347</text:p>
          </table:table-cell>
        </table:table-row>
        <table:table-row table:style-name="ro1">
          <table:table-cell office:value-type="float" office:value="11.1834342365927" calcext:value-type="float">
            <text:p>11.1834342365927</text:p>
          </table:table-cell>
          <table:table-cell office:value-type="float" office:value="22.1830973996929" calcext:value-type="float">
            <text:p>22.1830973996929</text:p>
          </table:table-cell>
        </table:table-row>
        <table:table-row table:style-name="ro1">
          <table:table-cell office:value-type="float" office:value="7.98816586078363" calcext:value-type="float">
            <text:p>7.98816586078363</text:p>
          </table:table-cell>
          <table:table-cell office:value-type="float" office:value="22.7640804632439" calcext:value-type="float">
            <text:p>22.7640804632439</text:p>
          </table:table-cell>
        </table:table-row>
        <table:table-row table:style-name="ro1">
          <table:table-cell office:value-type="float" office:value="12.7810633457582" calcext:value-type="float">
            <text:p>12.7810633457582</text:p>
          </table:table-cell>
          <table:table-cell office:value-type="float" office:value="23.1337991561998" calcext:value-type="float">
            <text:p>23.1337991561998</text:p>
          </table:table-cell>
        </table:table-row>
        <table:table-row table:style-name="ro1">
          <table:table-cell office:value-type="float" office:value="8.25443907189091" calcext:value-type="float">
            <text:p>8.25443907189091</text:p>
          </table:table-cell>
          <table:table-cell office:value-type="float" office:value="23.6091500344532" calcext:value-type="float">
            <text:p>23.6091500344532</text:p>
          </table:table-cell>
        </table:table-row>
        <table:table-row table:style-name="ro1">
          <table:table-cell office:value-type="float" office:value="10.9171610254855" calcext:value-type="float">
            <text:p>10.9171610254855</text:p>
          </table:table-cell>
          <table:table-cell office:value-type="float" office:value="24.0316848200578" calcext:value-type="float">
            <text:p>24.0316848200578</text:p>
          </table:table-cell>
        </table:table-row>
        <table:table-row table:style-name="ro1">
          <table:table-cell office:value-type="float" office:value="8.07692190490637" calcext:value-type="float">
            <text:p>8.07692190490637</text:p>
          </table:table-cell>
          <table:table-cell office:value-type="float" office:value="24.5070417427256" calcext:value-type="float">
            <text:p>24.5070417427256</text:p>
          </table:table-cell>
        </table:table-row>
        <table:table-row table:style-name="ro1">
          <table:table-cell office:value-type="float" office:value="5.32544390718909" calcext:value-type="float">
            <text:p>5.32544390718909</text:p>
          </table:table-cell>
          <table:table-cell office:value-type="float" office:value="24.982392620979" calcext:value-type="float">
            <text:p>24.982392620979</text:p>
          </table:table-cell>
        </table:table-row>
        <table:table-row table:style-name="ro1">
          <table:table-cell office:value-type="float" office:value="2.84023912057908" calcext:value-type="float">
            <text:p>2.84023912057908</text:p>
          </table:table-cell>
          <table:table-cell office:value-type="float" office:value="25.6161917771787" calcext:value-type="float">
            <text:p>25.6161917771787</text:p>
          </table:table-cell>
        </table:table-row>
        <table:table-row table:style-name="ro1">
          <table:table-cell office:value-type="float" office:value="6.8343220509709" calcext:value-type="float">
            <text:p>6.8343220509709</text:p>
          </table:table-cell>
          <table:table-cell office:value-type="float" office:value="25.9330943774858" calcext:value-type="float">
            <text:p>25.9330943774858</text:p>
          </table:table-cell>
        </table:table-row>
        <table:table-row table:style-name="ro1">
          <table:table-cell office:value-type="float" office:value="6.39053167287909" calcext:value-type="float">
            <text:p>6.39053167287909</text:p>
          </table:table-cell>
          <table:table-cell office:value-type="float" office:value="26.5668995780999" calcext:value-type="float">
            <text:p>26.5668995780999</text:p>
          </table:table-cell>
        </table:table-row>
        <table:table-row table:style-name="ro1">
          <table:table-cell office:value-type="float" office:value="3.10650725294727" calcext:value-type="float">
            <text:p>3.10650725294727</text:p>
          </table:table-cell>
          <table:table-cell office:value-type="float" office:value="26.9366182710557" calcext:value-type="float">
            <text:p>26.9366182710557</text:p>
          </table:table-cell>
        </table:table-row>
        <table:table-row table:style-name="ro1">
          <table:table-cell office:value-type="float" office:value="2.21893665424181" calcext:value-type="float">
            <text:p>2.21893665424181</text:p>
          </table:table-cell>
          <table:table-cell office:value-type="float" office:value="27.8873200275625" calcext:value-type="float">
            <text:p>27.8873200275625</text:p>
          </table:table-cell>
        </table:table-row>
        <table:table-row table:style-name="ro1">
          <table:table-cell office:value-type="float" office:value="0.798814554582732" calcext:value-type="float">
            <text:p>0.798814554582732</text:p>
          </table:table-cell>
          <table:table-cell office:value-type="float" office:value="28.3098548131672" calcext:value-type="float">
            <text:p>28.3098548131672</text:p>
          </table:table-cell>
        </table:table-row>
        <table:table-row table:style-name="ro1">
          <table:table-cell office:value-type="float" office:value="1.15384888855181" calcext:value-type="float">
            <text:p>1.15384888855181</text:p>
          </table:table-cell>
          <table:table-cell office:value-type="float" office:value="28.8908439211325" calcext:value-type="float">
            <text:p>28.8908439211325</text:p>
          </table:table-cell>
        </table:table-row>
        <table:table-row table:style-name="ro1">
          <table:table-cell office:value-type="float" office:value="2.66272195359454" calcext:value-type="float">
            <text:p>2.66272195359454</text:p>
          </table:table-cell>
          <table:table-cell office:value-type="float" office:value="29.3133787067371" calcext:value-type="float">
            <text:p>29.3133787067371</text:p>
          </table:table-cell>
        </table:table-row>
        <table:table-row table:style-name="ro1">
          <table:table-cell office:value-type="float" office:value="2.04141948725727" calcext:value-type="float">
            <text:p>2.04141948725727</text:p>
          </table:table-cell>
          <table:table-cell office:value-type="float" office:value="30.0528160926488" calcext:value-type="float">
            <text:p>30.0528160926488</text:p>
          </table:table-cell>
        </table:table-row>
      </table:table>
      <table:table table:name="E_a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26470187296047" calcext:value-type="float">
            <text:p>0.26470187296047</text:p>
          </table:table-cell>
          <table:table-cell office:value-type="float" office:value="1.58450695712093" calcext:value-type="float">
            <text:p>1.58450695712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774652143954" calcext:value-type="float">
            <text:p>2.95774652143954</text:p>
          </table:table-cell>
        </table:table-row>
        <table:table-row table:style-name="ro1">
          <table:table-cell office:value-type="float" office:value="0.26470187296047" calcext:value-type="float">
            <text:p>0.26470187296047</text:p>
          </table:table-cell>
          <table:table-cell office:value-type="float" office:value="3.90844827794635" calcext:value-type="float">
            <text:p>3.90844827794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4225347856047" calcext:value-type="float">
            <text:p>4.54225347856047</text:p>
          </table:table-cell>
        </table:table-row>
        <table:table-row table:style-name="ro1">
          <table:table-cell office:value-type="float" office:value="0.441174837132043" calcext:value-type="float">
            <text:p>0.441174837132043</text:p>
          </table:table-cell>
          <table:table-cell office:value-type="float" office:value="5.22887174961618" calcext:value-type="float">
            <text:p>5.22887174961618</text:p>
          </table:table-cell>
        </table:table-row>
        <table:table-row table:style-name="ro1">
          <table:table-cell office:value-type="float" office:value="0.17646791530698" calcext:value-type="float">
            <text:p>0.17646791530698</text:p>
          </table:table-cell>
          <table:table-cell office:value-type="float" office:value="6.07394132082543" calcext:value-type="float">
            <text:p>6.07394132082543</text:p>
          </table:table-cell>
        </table:table-row>
        <table:table-row table:style-name="ro1">
          <table:table-cell office:value-type="float" office:value="0.17646791530698" calcext:value-type="float">
            <text:p>0.17646791530698</text:p>
          </table:table-cell>
          <table:table-cell office:value-type="float" office:value="6.91901391424185" calcext:value-type="float">
            <text:p>6.91901391424185</text:p>
          </table:table-cell>
        </table:table-row>
        <table:table-row table:style-name="ro1">
          <table:table-cell office:value-type="float" office:value="0.0882339576534899" calcext:value-type="float">
            <text:p>0.0882339576534899</text:p>
          </table:table-cell>
          <table:table-cell office:value-type="float" office:value="7.65844827794635" calcext:value-type="float">
            <text:p>7.65844827794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9788566385803" calcext:value-type="float">
            <text:p>8.39788566385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9577434992324" calcext:value-type="float">
            <text:p>9.2957743499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239262097896" calcext:value-type="float">
            <text:p>9.98239262097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218300068906" calcext:value-type="float">
            <text:p>10.7218300068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668995780999" calcext:value-type="float">
            <text:p>11.5668995780999</text:p>
          </table:table-cell>
        </table:table-row>
        <table:table-row table:style-name="ro1">
          <table:table-cell office:value-type="float" office:value="0.705881758957106" calcext:value-type="float">
            <text:p>0.705881758957106</text:p>
          </table:table-cell>
          <table:table-cell office:value-type="float" office:value="12.0950695712093" calcext:value-type="float">
            <text:p>12.0950695712093</text:p>
          </table:table-cell>
        </table:table-row>
        <table:table-row table:style-name="ro1">
          <table:table-cell office:value-type="float" office:value="0.441174837132043" calcext:value-type="float">
            <text:p>0.441174837132043</text:p>
          </table:table-cell>
          <table:table-cell office:value-type="float" office:value="12.8345039349138" calcext:value-type="float">
            <text:p>12.8345039349138</text:p>
          </table:table-cell>
        </table:table-row>
        <table:table-row table:style-name="ro1">
          <table:table-cell office:value-type="float" office:value="0.0882339576534899" calcext:value-type="float">
            <text:p>0.0882339576534899</text:p>
          </table:table-cell>
          <table:table-cell office:value-type="float" office:value="13.732392620979" calcext:value-type="float">
            <text:p>13.732392620979</text:p>
          </table:table-cell>
        </table:table-row>
        <table:table-row table:style-name="ro1">
          <table:table-cell office:value-type="float" office:value="1.4999974755677" calcext:value-type="float">
            <text:p>1.4999974755677</text:p>
          </table:table-cell>
          <table:table-cell office:value-type="float" office:value="14.7359134923417" calcext:value-type="float">
            <text:p>14.7359134923417</text:p>
          </table:table-cell>
        </table:table-row>
        <table:table-row table:style-name="ro1">
          <table:table-cell office:value-type="float" office:value="0.529408794785533" calcext:value-type="float">
            <text:p>0.529408794785533</text:p>
          </table:table-cell>
          <table:table-cell office:value-type="float" office:value="15.2112643705951" calcext:value-type="float">
            <text:p>15.2112643705951</text:p>
          </table:table-cell>
        </table:table-row>
        <table:table-row table:style-name="ro1">
          <table:table-cell office:value-type="float" office:value="4.32352956026072" calcext:value-type="float">
            <text:p>4.32352956026072</text:p>
          </table:table-cell>
          <table:table-cell office:value-type="float" office:value="15.7394343637045" calcext:value-type="float">
            <text:p>15.7394343637045</text:p>
          </table:table-cell>
        </table:table-row>
        <table:table-row table:style-name="ro1">
          <table:table-cell office:value-type="float" office:value="2.55882011400337" calcext:value-type="float">
            <text:p>2.55882011400337</text:p>
          </table:table-cell>
          <table:table-cell office:value-type="float" office:value="16.6373230497697" calcext:value-type="float">
            <text:p>16.6373230497697</text:p>
          </table:table-cell>
        </table:table-row>
        <table:table-row table:style-name="ro1">
          <table:table-cell office:value-type="float" office:value="5.02941131921783" calcext:value-type="float">
            <text:p>5.02941131921783</text:p>
          </table:table-cell>
          <table:table-cell office:value-type="float" office:value="17.9577434992324" calcext:value-type="float">
            <text:p>17.9577434992324</text:p>
          </table:table-cell>
        </table:table-row>
        <table:table-row table:style-name="ro1">
          <table:table-cell office:value-type="float" office:value="3.88234967426409" calcext:value-type="float">
            <text:p>3.88234967426409</text:p>
          </table:table-cell>
          <table:table-cell office:value-type="float" office:value="18.9612643705951" calcext:value-type="float">
            <text:p>18.9612643705951</text:p>
          </table:table-cell>
        </table:table-row>
        <table:table-row table:style-name="ro1">
          <table:table-cell office:value-type="float" office:value="3.97058868078217" calcext:value-type="float">
            <text:p>3.97058868078217</text:p>
          </table:table-cell>
          <table:table-cell office:value-type="float" office:value="19.7007017565068" calcext:value-type="float">
            <text:p>19.7007017565068</text:p>
          </table:table-cell>
        </table:table-row>
        <table:table-row table:style-name="ro1">
          <table:table-cell office:value-type="float" office:value="1.94117231269974" calcext:value-type="float">
            <text:p>1.94117231269974</text:p>
          </table:table-cell>
          <table:table-cell office:value-type="float" office:value="20.2288717496162" calcext:value-type="float">
            <text:p>20.2288717496162</text:p>
          </table:table-cell>
        </table:table-row>
        <table:table-row table:style-name="ro1">
          <table:table-cell office:value-type="float" office:value="4.32352956026072" calcext:value-type="float">
            <text:p>4.32352956026072</text:p>
          </table:table-cell>
          <table:table-cell office:value-type="float" office:value="20.6514065352208" calcext:value-type="float">
            <text:p>20.6514065352208</text:p>
          </table:table-cell>
        </table:table-row>
        <table:table-row table:style-name="ro1">
          <table:table-cell office:value-type="float" office:value="3.17646791530698" calcext:value-type="float">
            <text:p>3.17646791530698</text:p>
          </table:table-cell>
          <table:table-cell office:value-type="float" office:value="21.232392620979" calcext:value-type="float">
            <text:p>21.232392620979</text:p>
          </table:table-cell>
        </table:table-row>
        <table:table-row table:style-name="ro1">
          <table:table-cell office:value-type="float" office:value="4.67647043973927" calcext:value-type="float">
            <text:p>4.67647043973927</text:p>
          </table:table-cell>
          <table:table-cell office:value-type="float" office:value="21.6021113139348" calcext:value-type="float">
            <text:p>21.6021113139348</text:p>
          </table:table-cell>
        </table:table-row>
        <table:table-row table:style-name="ro1">
          <table:table-cell office:value-type="float" office:value="1.94117231269974" calcext:value-type="float">
            <text:p>1.94117231269974</text:p>
          </table:table-cell>
          <table:table-cell office:value-type="float" office:value="21.9718300068906" calcext:value-type="float">
            <text:p>21.9718300068906</text:p>
          </table:table-cell>
        </table:table-row>
        <table:table-row table:style-name="ro1">
          <table:table-cell office:value-type="float" office:value="4.58823143322119" calcext:value-type="float">
            <text:p>4.58823143322119</text:p>
          </table:table-cell>
          <table:table-cell office:value-type="float" office:value="22.3415456776393" calcext:value-type="float">
            <text:p>22.3415456776393</text:p>
          </table:table-cell>
        </table:table-row>
        <table:table-row table:style-name="ro1">
          <table:table-cell office:value-type="float" office:value="2.20587923452481" calcext:value-type="float">
            <text:p>2.20587923452481</text:p>
          </table:table-cell>
          <table:table-cell office:value-type="float" office:value="23.5035178491556" calcext:value-type="float">
            <text:p>23.5035178491556</text:p>
          </table:table-cell>
        </table:table-row>
        <table:table-row table:style-name="ro1">
          <table:table-cell office:value-type="float" office:value="3.79411571661059" calcext:value-type="float">
            <text:p>3.79411571661059</text:p>
          </table:table-cell>
          <table:table-cell office:value-type="float" office:value="23.9260526347602" calcext:value-type="float">
            <text:p>23.9260526347602</text:p>
          </table:table-cell>
        </table:table-row>
        <table:table-row table:style-name="ro1">
          <table:table-cell office:value-type="float" office:value="5.02941131921783" calcext:value-type="float">
            <text:p>5.02941131921783</text:p>
          </table:table-cell>
          <table:table-cell office:value-type="float" office:value="24.5598578353743" calcext:value-type="float">
            <text:p>24.5598578353743</text:p>
          </table:table-cell>
        </table:table-row>
        <table:table-row table:style-name="ro1">
          <table:table-cell office:value-type="float" office:value="6.35294087947855" calcext:value-type="float">
            <text:p>6.35294087947855</text:p>
          </table:table-cell>
          <table:table-cell office:value-type="float" office:value="24.7711222059695" calcext:value-type="float">
            <text:p>24.7711222059695</text:p>
          </table:table-cell>
        </table:table-row>
        <table:table-row table:style-name="ro1">
          <table:table-cell office:value-type="float" office:value="8.2941182410429" calcext:value-type="float">
            <text:p>8.2941182410429</text:p>
          </table:table-cell>
          <table:table-cell office:value-type="float" office:value="25.3521113139348" calcext:value-type="float">
            <text:p>25.3521113139348</text:p>
          </table:table-cell>
        </table:table-row>
        <table:table-row table:style-name="ro1">
          <table:table-cell office:value-type="float" office:value="5.64705912052144" calcext:value-type="float">
            <text:p>5.64705912052144</text:p>
          </table:table-cell>
          <table:table-cell office:value-type="float" office:value="25.5633756845299" calcext:value-type="float">
            <text:p>25.5633756845299</text:p>
          </table:table-cell>
        </table:table-row>
        <table:table-row table:style-name="ro1">
          <table:table-cell office:value-type="float" office:value="10.2352905537426" calcext:value-type="float">
            <text:p>10.2352905537426</text:p>
          </table:table-cell>
          <table:table-cell office:value-type="float" office:value="26.0915486998465" calcext:value-type="float">
            <text:p>26.0915486998465</text:p>
          </table:table-cell>
        </table:table-row>
        <table:table-row table:style-name="ro1">
          <table:table-cell office:value-type="float" office:value="6.88234967426409" calcext:value-type="float">
            <text:p>6.88234967426409</text:p>
          </table:table-cell>
          <table:table-cell office:value-type="float" office:value="26.5140834854511" calcext:value-type="float">
            <text:p>26.5140834854511</text:p>
          </table:table-cell>
        </table:table-row>
        <table:table-row table:style-name="ro1">
          <table:table-cell office:value-type="float" office:value="7.41176351791421" calcext:value-type="float">
            <text:p>7.41176351791421</text:p>
          </table:table-cell>
          <table:table-cell office:value-type="float" office:value="27.0950665490021" calcext:value-type="float">
            <text:p>27.0950665490021</text:p>
          </table:table-cell>
        </table:table-row>
        <table:table-row table:style-name="ro1">
          <table:table-cell office:value-type="float" office:value="6.08823395765349" calcext:value-type="float">
            <text:p>6.08823395765349</text:p>
          </table:table-cell>
          <table:table-cell office:value-type="float" office:value="27.4647852419579" calcext:value-type="float">
            <text:p>27.4647852419579</text:p>
          </table:table-cell>
        </table:table-row>
        <table:table-row table:style-name="ro1">
          <table:table-cell office:value-type="float" office:value="4.4999974755677" calcext:value-type="float">
            <text:p>4.4999974755677</text:p>
          </table:table-cell>
          <table:table-cell office:value-type="float" office:value="28.098590442572" calcext:value-type="float">
            <text:p>28.098590442572</text:p>
          </table:table-cell>
        </table:table-row>
        <table:table-row table:style-name="ro1">
          <table:table-cell office:value-type="float" office:value="1.32352956026073" calcext:value-type="float">
            <text:p>1.32352956026073</text:p>
          </table:table-cell>
          <table:table-cell office:value-type="float" office:value="28.4683091355279" calcext:value-type="float">
            <text:p>28.4683091355279</text:p>
          </table:table-cell>
        </table:table-row>
        <table:table-row table:style-name="ro1">
          <table:table-cell office:value-type="float" office:value="2.82352703582843" calcext:value-type="float">
            <text:p>2.82352703582843</text:p>
          </table:table-cell>
          <table:table-cell office:value-type="float" office:value="28.8908439211325" calcext:value-type="float">
            <text:p>28.8908439211325</text:p>
          </table:table-cell>
        </table:table-row>
        <table:table-row table:style-name="ro1">
          <table:table-cell office:value-type="float" office:value="3.79411571661059" calcext:value-type="float">
            <text:p>3.79411571661059</text:p>
          </table:table-cell>
          <table:table-cell office:value-type="float" office:value="29.3133787067371" calcext:value-type="float">
            <text:p>29.3133787067371</text:p>
          </table:table-cell>
        </table:table-row>
        <table:table-row table:style-name="ro1">
          <table:table-cell office:value-type="float" office:value="3.44117483713204" calcext:value-type="float">
            <text:p>3.44117483713204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A_act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887174961618" calcext:value-type="float">
            <text:p>1.4788717496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6901391424185" calcext:value-type="float">
            <text:p>3.16901391424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4225347856047" calcext:value-type="float">
            <text:p>4.54225347856047</text:p>
          </table:table-cell>
        </table:table-row>
        <table:table-row table:style-name="ro1">
          <table:table-cell office:value-type="float" office:value="0.0177512148347978" calcext:value-type="float">
            <text:p>0.0177512148347978</text:p>
          </table:table-cell>
          <table:table-cell office:value-type="float" office:value="5.54577434992324" calcext:value-type="float">
            <text:p>5.54577434992324</text:p>
          </table:table-cell>
        </table:table-row>
        <table:table-row table:style-name="ro1">
          <table:table-cell office:value-type="float" office:value="0.24852107067982" calcext:value-type="float">
            <text:p>0.24852107067982</text:p>
          </table:table-cell>
          <table:table-cell office:value-type="float" office:value="6.6021113139348" calcext:value-type="float">
            <text:p>6.6021113139348</text:p>
          </table:table-cell>
        </table:table-row>
        <table:table-row table:style-name="ro1">
          <table:table-cell office:value-type="float" office:value="0.0177512148347978" calcext:value-type="float">
            <text:p>0.0177512148347978</text:p>
          </table:table-cell>
          <table:table-cell office:value-type="float" office:value="7.18309739969294" calcext:value-type="float">
            <text:p>7.18309739969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070175650682" calcext:value-type="float">
            <text:p>8.45070175650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267392802312" calcext:value-type="float">
            <text:p>9.61267392802312</text:p>
          </table:table-cell>
        </table:table-row>
        <table:table-row table:style-name="ro1">
          <table:table-cell office:value-type="float" office:value="0.159762965009506" calcext:value-type="float">
            <text:p>0.159762965009506</text:p>
          </table:table-cell>
          <table:table-cell office:value-type="float" office:value="10.4049274065836" calcext:value-type="float">
            <text:p>10.4049274065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330973996929" calcext:value-type="float">
            <text:p>10.9330973996929</text:p>
          </table:table-cell>
        </table:table-row>
        <table:table-row table:style-name="ro1">
          <table:table-cell office:value-type="float" office:value="0.0887581056703114" calcext:value-type="float">
            <text:p>0.0887581056703114</text:p>
          </table:table-cell>
          <table:table-cell office:value-type="float" office:value="11.6725347856046" calcext:value-type="float">
            <text:p>11.6725347856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591530566603" calcext:value-type="float">
            <text:p>12.3591530566603</text:p>
          </table:table-cell>
        </table:table-row>
        <table:table-row table:style-name="ro1">
          <table:table-cell office:value-type="float" office:value="0.0710048593391951" calcext:value-type="float">
            <text:p>0.0710048593391951</text:p>
          </table:table-cell>
          <table:table-cell office:value-type="float" office:value="14.2605626140883" calcext:value-type="float">
            <text:p>14.2605626140883</text:p>
          </table:table-cell>
        </table:table-row>
        <table:table-row table:style-name="ro1">
          <table:table-cell office:value-type="float" office:value="0.195265394679104" calcext:value-type="float">
            <text:p>0.195265394679104</text:p>
          </table:table-cell>
          <table:table-cell office:value-type="float" office:value="15.4225317633975" calcext:value-type="float">
            <text:p>15.4225317633975</text:p>
          </table:table-cell>
        </table:table-row>
        <table:table-row table:style-name="ro1">
          <table:table-cell office:value-type="float" office:value="0.550295785864035" calcext:value-type="float">
            <text:p>0.550295785864035</text:p>
          </table:table-cell>
          <table:table-cell office:value-type="float" office:value="15.9507017565068" calcext:value-type="float">
            <text:p>15.9507017565068</text:p>
          </table:table-cell>
        </table:table-row>
        <table:table-row table:style-name="ro1">
          <table:table-cell office:value-type="float" office:value="0.443786465358924" calcext:value-type="float">
            <text:p>0.443786465358924</text:p>
          </table:table-cell>
          <table:table-cell office:value-type="float" office:value="17.0070387205184" calcext:value-type="float">
            <text:p>17.0070387205184</text:p>
          </table:table-cell>
        </table:table-row>
        <table:table-row table:style-name="ro1">
          <table:table-cell office:value-type="float" office:value="0.124260535339911" calcext:value-type="float">
            <text:p>0.124260535339911</text:p>
          </table:table-cell>
          <table:table-cell office:value-type="float" office:value="17.4295765283302" calcext:value-type="float">
            <text:p>17.4295765283302</text:p>
          </table:table-cell>
        </table:table-row>
        <table:table-row table:style-name="ro1">
          <table:table-cell office:value-type="float" office:value="0.568047000698835" calcext:value-type="float">
            <text:p>0.568047000698835</text:p>
          </table:table-cell>
          <table:table-cell office:value-type="float" office:value="17.9577434992324" calcext:value-type="float">
            <text:p>17.9577434992324</text:p>
          </table:table-cell>
        </table:table-row>
        <table:table-row table:style-name="ro1">
          <table:table-cell office:value-type="float" office:value="0.159762965009506" calcext:value-type="float">
            <text:p>0.159762965009506</text:p>
          </table:table-cell>
          <table:table-cell office:value-type="float" office:value="19.0140834854511" calcext:value-type="float">
            <text:p>19.0140834854511</text:p>
          </table:table-cell>
        </table:table-row>
        <table:table-row table:style-name="ro1">
          <table:table-cell office:value-type="float" office:value="0.159762965009506" calcext:value-type="float">
            <text:p>0.159762965009506</text:p>
          </table:table-cell>
          <table:table-cell office:value-type="float" office:value="19.8063369640116" calcext:value-type="float">
            <text:p>19.8063369640116</text:p>
          </table:table-cell>
        </table:table-row>
        <table:table-row table:style-name="ro1">
          <table:table-cell office:value-type="float" office:value="0.426035250524126" calcext:value-type="float">
            <text:p>0.426035250524126</text:p>
          </table:table-cell>
          <table:table-cell office:value-type="float" office:value="20.1760526347602" calcext:value-type="float">
            <text:p>20.1760526347602</text:p>
          </table:table-cell>
        </table:table-row>
        <table:table-row table:style-name="ro1">
          <table:table-cell office:value-type="float" office:value="0.213016609513902" calcext:value-type="float">
            <text:p>0.213016609513902</text:p>
          </table:table-cell>
          <table:table-cell office:value-type="float" office:value="20.598590442572" calcext:value-type="float">
            <text:p>20.598590442572</text:p>
          </table:table-cell>
        </table:table-row>
        <table:table-row table:style-name="ro1">
          <table:table-cell office:value-type="float" office:value="0.124260535339911" calcext:value-type="float">
            <text:p>0.124260535339911</text:p>
          </table:table-cell>
          <table:table-cell office:value-type="float" office:value="21.4964761064301" calcext:value-type="float">
            <text:p>21.4964761064301</text:p>
          </table:table-cell>
        </table:table-row>
        <table:table-row table:style-name="ro1">
          <table:table-cell office:value-type="float" office:value="0.372781606019729" calcext:value-type="float">
            <text:p>0.372781606019729</text:p>
          </table:table-cell>
          <table:table-cell office:value-type="float" office:value="21.8133787067371" calcext:value-type="float">
            <text:p>21.8133787067371</text:p>
          </table:table-cell>
        </table:table-row>
        <table:table-row table:style-name="ro1">
          <table:table-cell office:value-type="float" office:value="0.940828606718565" calcext:value-type="float">
            <text:p>0.940828606718565</text:p>
          </table:table-cell>
          <table:table-cell office:value-type="float" office:value="22.2887295849905" calcext:value-type="float">
            <text:p>22.2887295849905</text:p>
          </table:table-cell>
        </table:table-row>
        <table:table-row table:style-name="ro1">
          <table:table-cell office:value-type="float" office:value="0.781065641709057" calcext:value-type="float">
            <text:p>0.781065641709057</text:p>
          </table:table-cell>
          <table:table-cell office:value-type="float" office:value="22.7640804632439" calcext:value-type="float">
            <text:p>22.7640804632439</text:p>
          </table:table-cell>
        </table:table-row>
        <table:table-row table:style-name="ro1">
          <table:table-cell office:value-type="float" office:value="0.159762965009506" calcext:value-type="float">
            <text:p>0.159762965009506</text:p>
          </table:table-cell>
          <table:table-cell office:value-type="float" office:value="23.1337991561998" calcext:value-type="float">
            <text:p>23.1337991561998</text:p>
          </table:table-cell>
        </table:table-row>
        <table:table-row table:style-name="ro1">
          <table:table-cell office:value-type="float" office:value="0.443786465358924" calcext:value-type="float">
            <text:p>0.443786465358924</text:p>
          </table:table-cell>
          <table:table-cell office:value-type="float" office:value="23.6619721715163" calcext:value-type="float">
            <text:p>23.6619721715163</text:p>
          </table:table-cell>
        </table:table-row>
        <table:table-row table:style-name="ro1">
          <table:table-cell office:value-type="float" office:value="0.727809965708341" calcext:value-type="float">
            <text:p>0.727809965708341</text:p>
          </table:table-cell>
          <table:table-cell office:value-type="float" office:value="23.978868727409" calcext:value-type="float">
            <text:p>23.978868727409</text:p>
          </table:table-cell>
        </table:table-row>
        <table:table-row table:style-name="ro1">
          <table:table-cell office:value-type="float" office:value="0.390532820854528" calcext:value-type="float">
            <text:p>0.390532820854528</text:p>
          </table:table-cell>
          <table:table-cell office:value-type="float" office:value="24.8767604356814" calcext:value-type="float">
            <text:p>24.8767604356814</text:p>
          </table:table-cell>
        </table:table-row>
        <table:table-row table:style-name="ro1">
          <table:table-cell office:value-type="float" office:value="0.603549430368432" calcext:value-type="float">
            <text:p>0.603549430368432</text:p>
          </table:table-cell>
          <table:table-cell office:value-type="float" office:value="25.299295221286" calcext:value-type="float">
            <text:p>25.299295221286</text:p>
          </table:table-cell>
        </table:table-row>
        <table:table-row table:style-name="ro1">
          <table:table-cell office:value-type="float" office:value="1.06508914205847" calcext:value-type="float">
            <text:p>1.06508914205847</text:p>
          </table:table-cell>
          <table:table-cell office:value-type="float" office:value="25.5633756845299" calcext:value-type="float">
            <text:p>25.5633756845299</text:p>
          </table:table-cell>
        </table:table-row>
        <table:table-row table:style-name="ro1">
          <table:table-cell office:value-type="float" office:value="0.923077391883766" calcext:value-type="float">
            <text:p>0.923077391883766</text:p>
          </table:table-cell>
          <table:table-cell office:value-type="float" office:value="26.0387326071977" calcext:value-type="float">
            <text:p>26.0387326071977</text:p>
          </table:table-cell>
        </table:table-row>
        <table:table-row table:style-name="ro1">
          <table:table-cell office:value-type="float" office:value="0.905326177048968" calcext:value-type="float">
            <text:p>0.905326177048968</text:p>
          </table:table-cell>
          <table:table-cell office:value-type="float" office:value="27.4119691493091" calcext:value-type="float">
            <text:p>27.4119691493091</text:p>
          </table:table-cell>
        </table:table-row>
        <table:table-row table:style-name="ro1">
          <table:table-cell office:value-type="float" office:value="2.00591774877704" calcext:value-type="float">
            <text:p>2.00591774877704</text:p>
          </table:table-cell>
          <table:table-cell office:value-type="float" office:value="27.9401361202113" calcext:value-type="float">
            <text:p>27.9401361202113</text:p>
          </table:table-cell>
        </table:table-row>
        <table:table-row table:style-name="ro1">
          <table:table-cell office:value-type="float" office:value="0.124260535339911" calcext:value-type="float">
            <text:p>0.124260535339911</text:p>
          </table:table-cell>
          <table:table-cell office:value-type="float" office:value="28.4683091355279" calcext:value-type="float">
            <text:p>28.4683091355279</text:p>
          </table:table-cell>
        </table:table-row>
        <table:table-row table:style-name="ro1">
          <table:table-cell office:value-type="float" office:value="0.727809965708341" calcext:value-type="float">
            <text:p>0.727809965708341</text:p>
          </table:table-cell>
          <table:table-cell office:value-type="float" office:value="28.8380278284837" calcext:value-type="float">
            <text:p>28.8380278284837</text:p>
          </table:table-cell>
        </table:table-row>
        <table:table-row table:style-name="ro1">
          <table:table-cell office:value-type="float" office:value="0.426035250524126" calcext:value-type="float">
            <text:p>0.426035250524126</text:p>
          </table:table-cell>
          <table:table-cell office:value-type="float" office:value="29.3661947993859" calcext:value-type="float">
            <text:p>29.3661947993859</text:p>
          </table:table-cell>
        </table:table-row>
        <table:table-row table:style-name="ro1">
          <table:table-cell office:value-type="float" office:value="0.142011750174709" calcext:value-type="float">
            <text:p>0.142011750174709</text:p>
          </table:table-cell>
          <table:table-cell office:value-type="float" office:value="29.8943617702881" calcext:value-type="float">
            <text:p>29.8943617702881</text:p>
          </table:table-cell>
        </table:table-row>
      </table:table>
      <table:table table:name="F_obl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130176929786069" calcext:value-type="float">
            <text:p>0.130176929786069</text:p>
          </table:table-cell>
          <table:table-cell office:value-type="float" office:value="1.4260556569674" calcext:value-type="float">
            <text:p>1.4260556569674</text:p>
          </table:table-cell>
        </table:table-row>
        <table:table-row table:style-name="ro1">
          <table:table-cell office:value-type="float" office:value="0.0118341432231986" calcext:value-type="float">
            <text:p>0.0118341432231986</text:p>
          </table:table-cell>
          <table:table-cell office:value-type="float" office:value="2.16549304287908" calcext:value-type="float">
            <text:p>2.16549304287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8591349234173" calcext:value-type="float">
            <text:p>3.48591349234173</text:p>
          </table:table-cell>
        </table:table-row>
        <table:table-row table:style-name="ro1">
          <table:table-cell office:value-type="float" office:value="0.142011073009268" calcext:value-type="float">
            <text:p>0.142011073009268</text:p>
          </table:table-cell>
          <table:table-cell office:value-type="float" office:value="3.90844827794635" calcext:value-type="float">
            <text:p>3.90844827794635</text:p>
          </table:table-cell>
        </table:table-row>
        <table:table-row table:style-name="ro1">
          <table:table-cell office:value-type="float" office:value="0.0355024296695969" calcext:value-type="float">
            <text:p>0.0355024296695969</text:p>
          </table:table-cell>
          <table:table-cell office:value-type="float" office:value="4.43661827105572" calcext:value-type="float">
            <text:p>4.43661827105572</text:p>
          </table:table-cell>
        </table:table-row>
        <table:table-row table:style-name="ro1">
          <table:table-cell office:value-type="float" office:value="0.0828403568932726" calcext:value-type="float">
            <text:p>0.0828403568932726</text:p>
          </table:table-cell>
          <table:table-cell office:value-type="float" office:value="5.38732304976971" calcext:value-type="float">
            <text:p>5.38732304976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9084392113249" calcext:value-type="float">
            <text:p>6.39084392113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8872958499052" calcext:value-type="float">
            <text:p>7.28872958499052</text:p>
          </table:table-cell>
        </table:table-row>
        <table:table-row table:style-name="ro1">
          <table:table-cell office:value-type="float" office:value="0.0118341432231986" calcext:value-type="float">
            <text:p>0.0118341432231986</text:p>
          </table:table-cell>
          <table:table-cell office:value-type="float" office:value="8.39788566385803" calcext:value-type="float">
            <text:p>8.39788566385803</text:p>
          </table:table-cell>
        </table:table-row>
        <table:table-row table:style-name="ro1">
          <table:table-cell office:value-type="float" office:value="0.130176929786069" calcext:value-type="float">
            <text:p>0.130176929786069</text:p>
          </table:table-cell>
          <table:table-cell office:value-type="float" office:value="8.76760435681387" calcext:value-type="float">
            <text:p>8.76760435681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013914241849" calcext:value-type="float">
            <text:p>9.19013914241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99295221286" calcext:value-type="float">
            <text:p>10.299295221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140834854511" calcext:value-type="float">
            <text:p>11.5140834854511</text:p>
          </table:table-cell>
        </table:table-row>
        <table:table-row table:style-name="ro1">
          <table:table-cell office:value-type="float" office:value="0.177514857009744" calcext:value-type="float">
            <text:p>0.177514857009744</text:p>
          </table:table-cell>
          <table:table-cell office:value-type="float" office:value="11.8838021784069" calcext:value-type="float">
            <text:p>11.8838021784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119691493091" calcext:value-type="float">
            <text:p>12.4119691493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133787067371" calcext:value-type="float">
            <text:p>14.3133787067371</text:p>
          </table:table-cell>
        </table:table-row>
        <table:table-row table:style-name="ro1">
          <table:table-cell office:value-type="float" office:value="0.118342786562871" calcext:value-type="float">
            <text:p>0.118342786562871</text:p>
          </table:table-cell>
          <table:table-cell office:value-type="float" office:value="15.2640834854511" calcext:value-type="float">
            <text:p>15.2640834854511</text:p>
          </table:table-cell>
        </table:table-row>
        <table:table-row table:style-name="ro1">
          <table:table-cell office:value-type="float" office:value="0.36686385724269" calcext:value-type="float">
            <text:p>0.36686385724269</text:p>
          </table:table-cell>
          <table:table-cell office:value-type="float" office:value="15.4225317633975" calcext:value-type="float">
            <text:p>15.4225317633975</text:p>
          </table:table-cell>
        </table:table-row>
        <table:table-row table:style-name="ro1">
          <table:table-cell office:value-type="float" office:value="0.201183143456143" calcext:value-type="float">
            <text:p>0.201183143456143</text:p>
          </table:table-cell>
          <table:table-cell office:value-type="float" office:value="15.7922504563533" calcext:value-type="float">
            <text:p>15.7922504563533</text:p>
          </table:table-cell>
        </table:table-row>
        <table:table-row table:style-name="ro1">
          <table:table-cell office:value-type="float" office:value="0.816568071378655" calcext:value-type="float">
            <text:p>0.816568071378655</text:p>
          </table:table-cell>
          <table:table-cell office:value-type="float" office:value="16.848590442572" calcext:value-type="float">
            <text:p>16.848590442572</text:p>
          </table:table-cell>
        </table:table-row>
        <table:table-row table:style-name="ro1">
          <table:table-cell office:value-type="float" office:value="0.284023500349416" calcext:value-type="float">
            <text:p>0.284023500349416</text:p>
          </table:table-cell>
          <table:table-cell office:value-type="float" office:value="19.1725317633975" calcext:value-type="float">
            <text:p>19.1725317633975</text:p>
          </table:table-cell>
        </table:table-row>
        <table:table-row table:style-name="ro1">
          <table:table-cell office:value-type="float" office:value="0.86390464427145" calcext:value-type="float">
            <text:p>0.86390464427145</text:p>
          </table:table-cell>
          <table:table-cell office:value-type="float" office:value="19.9119691493091" calcext:value-type="float">
            <text:p>19.9119691493091</text:p>
          </table:table-cell>
        </table:table-row>
        <table:table-row table:style-name="ro1">
          <table:table-cell office:value-type="float" office:value="0.414200430135485" calcext:value-type="float">
            <text:p>0.414200430135485</text:p>
          </table:table-cell>
          <table:table-cell office:value-type="float" office:value="20.6514065352208" calcext:value-type="float">
            <text:p>20.6514065352208</text:p>
          </table:table-cell>
        </table:table-row>
        <table:table-row table:style-name="ro1">
          <table:table-cell office:value-type="float" office:value="0.236685573125742" calcext:value-type="float">
            <text:p>0.236685573125742</text:p>
          </table:table-cell>
          <table:table-cell office:value-type="float" office:value="21.5492921990788" calcext:value-type="float">
            <text:p>21.5492921990788</text:p>
          </table:table-cell>
        </table:table-row>
        <table:table-row table:style-name="ro1">
          <table:table-cell office:value-type="float" office:value="0.497040787028761" calcext:value-type="float">
            <text:p>0.497040787028761</text:p>
          </table:table-cell>
          <table:table-cell office:value-type="float" office:value="21.9718300068906" calcext:value-type="float">
            <text:p>21.9718300068906</text:p>
          </table:table-cell>
        </table:table-row>
        <table:table-row table:style-name="ro1">
          <table:table-cell office:value-type="float" office:value="0.828402214601854" calcext:value-type="float">
            <text:p>0.828402214601854</text:p>
          </table:table-cell>
          <table:table-cell office:value-type="float" office:value="22.5528130704416" calcext:value-type="float">
            <text:p>22.5528130704416</text:p>
          </table:table-cell>
        </table:table-row>
        <table:table-row table:style-name="ro1">
          <table:table-cell office:value-type="float" office:value="0.769230144154979" calcext:value-type="float">
            <text:p>0.769230144154979</text:p>
          </table:table-cell>
          <table:table-cell office:value-type="float" office:value="23.1337991561998" calcext:value-type="float">
            <text:p>23.1337991561998</text:p>
          </table:table-cell>
        </table:table-row>
        <table:table-row table:style-name="ro1">
          <table:table-cell office:value-type="float" office:value="1.44378714252436" calcext:value-type="float">
            <text:p>1.44378714252436</text:p>
          </table:table-cell>
          <table:table-cell office:value-type="float" office:value="23.6091500344532" calcext:value-type="float">
            <text:p>23.6091500344532</text:p>
          </table:table-cell>
        </table:table-row>
        <table:table-row table:style-name="ro1">
          <table:table-cell office:value-type="float" office:value="0.556212857475635" calcext:value-type="float">
            <text:p>0.556212857475635</text:p>
          </table:table-cell>
          <table:table-cell office:value-type="float" office:value="23.978868727409" calcext:value-type="float">
            <text:p>23.978868727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8239382986183" calcext:value-type="float">
            <text:p>24.8239382986183</text:p>
          </table:table-cell>
        </table:table-row>
        <table:table-row table:style-name="ro1">
          <table:table-cell office:value-type="float" office:value="0.579881143922034" calcext:value-type="float">
            <text:p>0.579881143922034</text:p>
          </table:table-cell>
          <table:table-cell office:value-type="float" office:value="25.1408408989253" calcext:value-type="float">
            <text:p>25.1408408989253</text:p>
          </table:table-cell>
        </table:table-row>
        <table:table-row table:style-name="ro1">
          <table:table-cell office:value-type="float" office:value="0.74556185770858" calcext:value-type="float">
            <text:p>0.74556185770858</text:p>
          </table:table-cell>
          <table:table-cell office:value-type="float" office:value="26.0387326071977" calcext:value-type="float">
            <text:p>26.0387326071977</text:p>
          </table:table-cell>
        </table:table-row>
        <table:table-row table:style-name="ro1">
          <table:table-cell office:value-type="float" office:value="0.674555644038506" calcext:value-type="float">
            <text:p>0.674555644038506</text:p>
          </table:table-cell>
          <table:table-cell office:value-type="float" office:value="26.6197156707487" calcext:value-type="float">
            <text:p>26.6197156707487</text:p>
          </table:table-cell>
        </table:table-row>
        <table:table-row table:style-name="ro1">
          <table:table-cell office:value-type="float" office:value="0.402366286912287" calcext:value-type="float">
            <text:p>0.402366286912287</text:p>
          </table:table-cell>
          <table:table-cell office:value-type="float" office:value="26.9894343637045" calcext:value-type="float">
            <text:p>26.9894343637045</text:p>
          </table:table-cell>
        </table:table-row>
        <table:table-row table:style-name="ro1">
          <table:table-cell office:value-type="float" office:value="0.284023500349416" calcext:value-type="float">
            <text:p>0.284023500349416</text:p>
          </table:table-cell>
          <table:table-cell office:value-type="float" office:value="27.4119691493091" calcext:value-type="float">
            <text:p>27.4119691493091</text:p>
          </table:table-cell>
        </table:table-row>
        <table:table-row table:style-name="ro1">
          <table:table-cell office:value-type="float" office:value="0.769230144154979" calcext:value-type="float">
            <text:p>0.769230144154979</text:p>
          </table:table-cell>
          <table:table-cell office:value-type="float" office:value="27.9401361202113" calcext:value-type="float">
            <text:p>27.9401361202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9436600137813" calcext:value-type="float">
            <text:p>28.9436600137813</text:p>
          </table:table-cell>
        </table:table-row>
        <table:table-row table:style-name="ro1">
          <table:table-cell office:value-type="float" office:value="0.201183143456143" calcext:value-type="float">
            <text:p>0.201183143456143</text:p>
          </table:table-cell>
          <table:table-cell office:value-type="float" office:value="29.4190108920347" calcext:value-type="float">
            <text:p>29.4190108920347</text:p>
          </table:table-cell>
        </table:table-row>
        <table:table-row table:style-name="ro1">
          <table:table-cell office:value-type="float" office:value="1.70414235642738" calcext:value-type="float">
            <text:p>1.70414235642738</text:p>
          </table:table-cell>
          <table:table-cell office:value-type="float" office:value="29.9471778629369" calcext:value-type="float">
            <text:p>29.9471778629369</text:p>
          </table:table-cell>
        </table:table-row>
      </table:table>
      <table:table table:name="F_cu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0473365408381347" calcext:value-type="float">
            <text:p>0.0473365408381347</text:p>
          </table:table-cell>
          <table:table-cell office:value-type="float" office:value="1.47887174961618" calcext:value-type="float">
            <text:p>1.47887174961618</text:p>
          </table:table-cell>
        </table:table-row>
        <table:table-row table:style-name="ro1">
          <table:table-cell office:value-type="float" office:value="0.284024662348616" calcext:value-type="float">
            <text:p>0.284024662348616</text:p>
          </table:table-cell>
          <table:table-cell office:value-type="float" office:value="2.11267392802312" calcext:value-type="float">
            <text:p>2.11267392802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5211131393479" calcext:value-type="float">
            <text:p>2.85211131393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0281609264879" calcext:value-type="float">
            <text:p>3.80281609264879</text:p>
          </table:table-cell>
        </table:table-row>
        <table:table-row table:style-name="ro1">
          <table:table-cell office:value-type="float" office:value="0.0473365408381347" calcext:value-type="float">
            <text:p>0.0473365408381347</text:p>
          </table:table-cell>
          <table:table-cell office:value-type="float" office:value="4.70070175650681" calcext:value-type="float">
            <text:p>4.70070175650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140653522081" calcext:value-type="float">
            <text:p>5.65140653522081</text:p>
          </table:table-cell>
        </table:table-row>
        <table:table-row table:style-name="ro1">
          <table:table-cell office:value-type="float" office:value="0.568049324697226" calcext:value-type="float">
            <text:p>0.568049324697226</text:p>
          </table:table-cell>
          <table:table-cell office:value-type="float" office:value="6.65492740658358" calcext:value-type="float">
            <text:p>6.65492740658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8309739969294" calcext:value-type="float">
            <text:p>7.18309739969294</text:p>
          </table:table-cell>
        </table:table-row>
        <table:table-row table:style-name="ro1">
          <table:table-cell office:value-type="float" office:value="0.142015039834232" calcext:value-type="float">
            <text:p>0.142015039834232</text:p>
          </table:table-cell>
          <table:table-cell office:value-type="float" office:value="7.97535087825341" calcext:value-type="float">
            <text:p>7.97535087825341</text:p>
          </table:table-cell>
        </table:table-row>
        <table:table-row table:style-name="ro1">
          <table:table-cell office:value-type="float" office:value="0.284024662348616" calcext:value-type="float">
            <text:p>0.284024662348616</text:p>
          </table:table-cell>
          <table:table-cell office:value-type="float" office:value="8.76760435681387" calcext:value-type="float">
            <text:p>8.76760435681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267392802312" calcext:value-type="float">
            <text:p>9.61267392802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161947993859" calcext:value-type="float">
            <text:p>10.6161947993859</text:p>
          </table:table-cell>
        </table:table-row>
        <table:table-row table:style-name="ro1">
          <table:table-cell office:value-type="float" office:value="0.426039702182842" calcext:value-type="float">
            <text:p>0.426039702182842</text:p>
          </table:table-cell>
          <table:table-cell office:value-type="float" office:value="11.3556321852976" calcext:value-type="float">
            <text:p>11.3556321852976</text:p>
          </table:table-cell>
        </table:table-row>
        <table:table-row table:style-name="ro1">
          <table:table-cell office:value-type="float" office:value="0.142015039834232" calcext:value-type="float">
            <text:p>0.142015039834232</text:p>
          </table:table-cell>
          <table:table-cell office:value-type="float" office:value="11.8838021784069" calcext:value-type="float">
            <text:p>11.8838021784069</text:p>
          </table:table-cell>
        </table:table-row>
        <table:table-row table:style-name="ro1">
          <table:table-cell office:value-type="float" office:value="0.615385865535351" calcext:value-type="float">
            <text:p>0.615385865535351</text:p>
          </table:table-cell>
          <table:table-cell office:value-type="float" office:value="12.5176043568139" calcext:value-type="float">
            <text:p>12.5176043568139</text:p>
          </table:table-cell>
        </table:table-row>
        <table:table-row table:style-name="ro1">
          <table:table-cell office:value-type="float" office:value="0.142015039834232" calcext:value-type="float">
            <text:p>0.142015039834232</text:p>
          </table:table-cell>
          <table:table-cell office:value-type="float" office:value="13.098590442572" calcext:value-type="float">
            <text:p>13.098590442572</text:p>
          </table:table-cell>
        </table:table-row>
        <table:table-row table:style-name="ro1">
          <table:table-cell office:value-type="float" office:value="0.331361203186745" calcext:value-type="float">
            <text:p>0.331361203186745</text:p>
          </table:table-cell>
          <table:table-cell office:value-type="float" office:value="14.3133787067371" calcext:value-type="float">
            <text:p>14.3133787067371</text:p>
          </table:table-cell>
        </table:table-row>
        <table:table-row table:style-name="ro1">
          <table:table-cell office:value-type="float" office:value="1.32544481274696" calcext:value-type="float">
            <text:p>1.32544481274696</text:p>
          </table:table-cell>
          <table:table-cell office:value-type="float" office:value="14.5246460995394" calcext:value-type="float">
            <text:p>14.5246460995394</text:p>
          </table:table-cell>
        </table:table-row>
        <table:table-row table:style-name="ro1">
          <table:table-cell office:value-type="float" office:value="0.946747068722096" calcext:value-type="float">
            <text:p>0.946747068722096</text:p>
          </table:table-cell>
          <table:table-cell office:value-type="float" office:value="15.1584482779464" calcext:value-type="float">
            <text:p>15.1584482779464</text:p>
          </table:table-cell>
        </table:table-row>
        <table:table-row table:style-name="ro1">
          <table:table-cell office:value-type="float" office:value="2.69822616633204" calcext:value-type="float">
            <text:p>2.69822616633204</text:p>
          </table:table-cell>
          <table:table-cell office:value-type="float" office:value="16.0035178491556" calcext:value-type="float">
            <text:p>16.0035178491556</text:p>
          </table:table-cell>
        </table:table-row>
        <table:table-row table:style-name="ro1">
          <table:table-cell office:value-type="float" office:value="2.60355308465578" calcext:value-type="float">
            <text:p>2.60355308465578</text:p>
          </table:table-cell>
          <table:table-cell office:value-type="float" office:value="16.6901391424185" calcext:value-type="float">
            <text:p>16.6901391424185</text:p>
          </table:table-cell>
        </table:table-row>
        <table:table-row table:style-name="ro1">
          <table:table-cell office:value-type="float" office:value="3.59763127689615" calcext:value-type="float">
            <text:p>3.59763127689615</text:p>
          </table:table-cell>
          <table:table-cell office:value-type="float" office:value="17.4295765283302" calcext:value-type="float">
            <text:p>17.4295765283302</text:p>
          </table:table-cell>
        </table:table-row>
        <table:table-row table:style-name="ro1">
          <table:table-cell office:value-type="float" office:value="2.65088962549392" calcext:value-type="float">
            <text:p>2.65088962549392</text:p>
          </table:table-cell>
          <table:table-cell office:value-type="float" office:value="19.0140834854511" calcext:value-type="float">
            <text:p>19.0140834854511</text:p>
          </table:table-cell>
        </table:table-row>
        <table:table-row table:style-name="ro1">
          <table:table-cell office:value-type="float" office:value="3.26627549102926" calcext:value-type="float">
            <text:p>3.26627549102926</text:p>
          </table:table-cell>
          <table:table-cell office:value-type="float" office:value="19.8063369640116" calcext:value-type="float">
            <text:p>19.8063369640116</text:p>
          </table:table-cell>
        </table:table-row>
        <table:table-row table:style-name="ro1">
          <table:table-cell office:value-type="float" office:value="3.12426045119503" calcext:value-type="float">
            <text:p>3.12426045119503</text:p>
          </table:table-cell>
          <table:table-cell office:value-type="float" office:value="20.598590442572" calcext:value-type="float">
            <text:p>20.598590442572</text:p>
          </table:table-cell>
        </table:table-row>
        <table:table-row table:style-name="ro1">
          <table:table-cell office:value-type="float" office:value="2.31952842230717" calcext:value-type="float">
            <text:p>2.31952842230717</text:p>
          </table:table-cell>
          <table:table-cell office:value-type="float" office:value="21.0739413208254" calcext:value-type="float">
            <text:p>21.0739413208254</text:p>
          </table:table-cell>
        </table:table-row>
        <table:table-row table:style-name="ro1">
          <table:table-cell office:value-type="float" office:value="3.0769239103569" calcext:value-type="float">
            <text:p>3.0769239103569</text:p>
          </table:table-cell>
          <table:table-cell office:value-type="float" office:value="21.4436600137813" calcext:value-type="float">
            <text:p>21.4436600137813</text:p>
          </table:table-cell>
        </table:table-row>
        <table:table-row table:style-name="ro1">
          <table:table-cell office:value-type="float" office:value="2.41420150398343" calcext:value-type="float">
            <text:p>2.41420150398343</text:p>
          </table:table-cell>
          <table:table-cell office:value-type="float" office:value="21.9190108920347" calcext:value-type="float">
            <text:p>21.9190108920347</text:p>
          </table:table-cell>
        </table:table-row>
        <table:table-row table:style-name="ro1">
          <table:table-cell office:value-type="float" office:value="4.4970418047801" calcext:value-type="float">
            <text:p>4.4970418047801</text:p>
          </table:table-cell>
          <table:table-cell office:value-type="float" office:value="22.3943647924953" calcext:value-type="float">
            <text:p>22.3943647924953</text:p>
          </table:table-cell>
        </table:table-row>
        <table:table-row table:style-name="ro1">
          <table:table-cell office:value-type="float" office:value="2.60355308465578" calcext:value-type="float">
            <text:p>2.60355308465578</text:p>
          </table:table-cell>
          <table:table-cell office:value-type="float" office:value="22.6584482779464" calcext:value-type="float">
            <text:p>22.6584482779464</text:p>
          </table:table-cell>
        </table:table-row>
        <table:table-row table:style-name="ro1">
          <table:table-cell office:value-type="float" office:value="5.34911037450609" calcext:value-type="float">
            <text:p>5.34911037450609</text:p>
          </table:table-cell>
          <table:table-cell office:value-type="float" office:value="23.1866152488485" calcext:value-type="float">
            <text:p>23.1866152488485</text:p>
          </table:table-cell>
        </table:table-row>
        <table:table-row table:style-name="ro1">
          <table:table-cell office:value-type="float" office:value="2.98225082868065" calcext:value-type="float">
            <text:p>2.98225082868065</text:p>
          </table:table-cell>
          <table:table-cell office:value-type="float" office:value="23.5035178491556" calcext:value-type="float">
            <text:p>23.5035178491556</text:p>
          </table:table-cell>
        </table:table-row>
        <table:table-row table:style-name="ro1">
          <table:table-cell office:value-type="float" office:value="5.68047157769282" calcext:value-type="float">
            <text:p>5.68047157769282</text:p>
          </table:table-cell>
          <table:table-cell office:value-type="float" office:value="23.978868727409" calcext:value-type="float">
            <text:p>23.978868727409</text:p>
          </table:table-cell>
        </table:table-row>
        <table:table-row table:style-name="ro1">
          <table:table-cell office:value-type="float" office:value="4.07100751991712" calcext:value-type="float">
            <text:p>4.07100751991712</text:p>
          </table:table-cell>
          <table:table-cell office:value-type="float" office:value="24.4014035130136" calcext:value-type="float">
            <text:p>24.4014035130136</text:p>
          </table:table-cell>
        </table:table-row>
        <table:table-row table:style-name="ro1">
          <table:table-cell office:value-type="float" office:value="5.39645233266407" calcext:value-type="float">
            <text:p>5.39645233266407</text:p>
          </table:table-cell>
          <table:table-cell office:value-type="float" office:value="24.8767604356814" calcext:value-type="float">
            <text:p>24.8767604356814</text:p>
          </table:table-cell>
        </table:table-row>
        <table:table-row table:style-name="ro1">
          <table:table-cell office:value-type="float" office:value="2.98225082868065" calcext:value-type="float">
            <text:p>2.98225082868065</text:p>
          </table:table-cell>
          <table:table-cell office:value-type="float" office:value="25.299295221286" calcext:value-type="float">
            <text:p>25.299295221286</text:p>
          </table:table-cell>
        </table:table-row>
        <table:table-row table:style-name="ro1">
          <table:table-cell office:value-type="float" office:value="5.01774917131935" calcext:value-type="float">
            <text:p>5.01774917131935</text:p>
          </table:table-cell>
          <table:table-cell office:value-type="float" office:value="26.0915486998465" calcext:value-type="float">
            <text:p>26.0915486998465</text:p>
          </table:table-cell>
        </table:table-row>
        <table:table-row table:style-name="ro1">
          <table:table-cell office:value-type="float" office:value="6.1538478207138" calcext:value-type="float">
            <text:p>6.1538478207138</text:p>
          </table:table-cell>
          <table:table-cell office:value-type="float" office:value="26.4084452557392" calcext:value-type="float">
            <text:p>26.4084452557392</text:p>
          </table:table-cell>
        </table:table-row>
        <table:table-row table:style-name="ro1">
          <table:table-cell office:value-type="float" office:value="3.0769239103569" calcext:value-type="float">
            <text:p>3.0769239103569</text:p>
          </table:table-cell>
          <table:table-cell office:value-type="float" office:value="27.4119691493091" calcext:value-type="float">
            <text:p>27.4119691493091</text:p>
          </table:table-cell>
        </table:table-row>
        <table:table-row table:style-name="ro1">
          <table:table-cell office:value-type="float" office:value="6.67455518725304" calcext:value-type="float">
            <text:p>6.67455518725304</text:p>
          </table:table-cell>
          <table:table-cell office:value-type="float" office:value="27.9929522128601" calcext:value-type="float">
            <text:p>27.9929522128601</text:p>
          </table:table-cell>
        </table:table-row>
        <table:table-row table:style-name="ro1">
          <table:table-cell office:value-type="float" office:value="3.78698285756851" calcext:value-type="float">
            <text:p>3.78698285756851</text:p>
          </table:table-cell>
          <table:table-cell office:value-type="float" office:value="28.9436600137813" calcext:value-type="float">
            <text:p>28.9436600137813</text:p>
          </table:table-cell>
        </table:table-row>
        <table:table-row table:style-name="ro1">
          <table:table-cell office:value-type="float" office:value="4.54437834561823" calcext:value-type="float">
            <text:p>4.54437834561823</text:p>
          </table:table-cell>
          <table:table-cell office:value-type="float" office:value="29.4190108920347" calcext:value-type="float">
            <text:p>29.4190108920347</text:p>
          </table:table-cell>
        </table:table-row>
        <table:table-row table:style-name="ro1">
          <table:table-cell office:value-type="float" office:value="3.36094857270551" calcext:value-type="float">
            <text:p>3.36094857270551</text:p>
          </table:table-cell>
          <table:table-cell office:value-type="float" office:value="29.9471778629369" calcext:value-type="float">
            <text:p>29.9471778629369</text:p>
          </table:table-cell>
        </table:table-row>
      </table:table>
      <table:table table:name="F_k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7.5588041061392" calcext:value-type="float">
            <text:p>77.5588041061392</text:p>
          </table:table-cell>
          <table:table-cell office:value-type="float" office:value="1.53168784226497" calcext:value-type="float">
            <text:p>1.53168784226497</text:p>
          </table:table-cell>
        </table:table-row>
        <table:table-row table:style-name="ro1">
          <table:table-cell office:value-type="float" office:value="73.8529488388626" calcext:value-type="float">
            <text:p>73.8529488388626</text:p>
          </table:table-cell>
          <table:table-cell office:value-type="float" office:value="1.74295523506728" calcext:value-type="float">
            <text:p>1.74295523506728</text:p>
          </table:table-cell>
        </table:table-row>
        <table:table-row table:style-name="ro1">
          <table:table-cell office:value-type="float" office:value="77.5588041061392" calcext:value-type="float">
            <text:p>77.5588041061392</text:p>
          </table:table-cell>
          <table:table-cell office:value-type="float" office:value="2.32394132082543" calcext:value-type="float">
            <text:p>2.32394132082543</text:p>
          </table:table-cell>
        </table:table-row>
        <table:table-row table:style-name="ro1">
          <table:table-cell office:value-type="float" office:value="74.6470541904552" calcext:value-type="float">
            <text:p>74.6470541904552</text:p>
          </table:table-cell>
          <table:table-cell office:value-type="float" office:value="2.85211131393479" calcext:value-type="float">
            <text:p>2.85211131393479</text:p>
          </table:table-cell>
        </table:table-row>
        <table:table-row table:style-name="ro1">
          <table:table-cell office:value-type="float" office:value="77.5588041061392" calcext:value-type="float">
            <text:p>77.5588041061392</text:p>
          </table:table-cell>
          <table:table-cell office:value-type="float" office:value="3.64436479249526" calcext:value-type="float">
            <text:p>3.64436479249526</text:p>
          </table:table-cell>
        </table:table-row>
        <table:table-row table:style-name="ro1">
          <table:table-cell office:value-type="float" office:value="80.4705843150006" calcext:value-type="float">
            <text:p>80.4705843150006</text:p>
          </table:table-cell>
          <table:table-cell office:value-type="float" office:value="4.43661827105572" calcext:value-type="float">
            <text:p>4.43661827105572</text:p>
          </table:table-cell>
        </table:table-row>
        <table:table-row table:style-name="ro1">
          <table:table-cell office:value-type="float" office:value="76.235295186818" calcext:value-type="float">
            <text:p>76.235295186818</text:p>
          </table:table-cell>
          <table:table-cell office:value-type="float" office:value="5.07042044946265" calcext:value-type="float">
            <text:p>5.07042044946265</text:p>
          </table:table-cell>
        </table:table-row>
        <table:table-row table:style-name="ro1">
          <table:table-cell office:value-type="float" office:value="79.4117468863663" calcext:value-type="float">
            <text:p>79.4117468863663</text:p>
          </table:table-cell>
          <table:table-cell office:value-type="float" office:value="5.54577434992324" calcext:value-type="float">
            <text:p>5.54577434992324</text:p>
          </table:table-cell>
        </table:table-row>
        <table:table-row table:style-name="ro1">
          <table:table-cell office:value-type="float" office:value="77.8235361831808" calcext:value-type="float">
            <text:p>77.8235361831808</text:p>
          </table:table-cell>
          <table:table-cell office:value-type="float" office:value="6.12676043568139" calcext:value-type="float">
            <text:p>6.12676043568139</text:p>
          </table:table-cell>
        </table:table-row>
        <table:table-row table:style-name="ro1">
          <table:table-cell office:value-type="float" office:value="82.0588253113634" calcext:value-type="float">
            <text:p>82.0588253113634</text:p>
          </table:table-cell>
          <table:table-cell office:value-type="float" office:value="6.6021113139348" calcext:value-type="float">
            <text:p>6.6021113139348</text:p>
          </table:table-cell>
        </table:table-row>
        <table:table-row table:style-name="ro1">
          <table:table-cell office:value-type="float" office:value="75.9705934029538" calcext:value-type="float">
            <text:p>75.9705934029538</text:p>
          </table:table-cell>
          <table:table-cell office:value-type="float" office:value="7.71126739280231" calcext:value-type="float">
            <text:p>7.71126739280231</text:p>
          </table:table-cell>
        </table:table-row>
        <table:table-row table:style-name="ro1">
          <table:table-cell office:value-type="float" office:value="80.2058825311363" calcext:value-type="float">
            <text:p>80.2058825311363</text:p>
          </table:table-cell>
          <table:table-cell office:value-type="float" office:value="8.2394343637045" calcext:value-type="float">
            <text:p>8.2394343637045</text:p>
          </table:table-cell>
        </table:table-row>
        <table:table-row table:style-name="ro1">
          <table:table-cell office:value-type="float" office:value="80.2058825311363" calcext:value-type="float">
            <text:p>80.2058825311363</text:p>
          </table:table-cell>
          <table:table-cell office:value-type="float" office:value="9.03168784226496" calcext:value-type="float">
            <text:p>9.03168784226496</text:p>
          </table:table-cell>
        </table:table-row>
        <table:table-row table:style-name="ro1">
          <table:table-cell office:value-type="float" office:value="87.3529215750029" calcext:value-type="float">
            <text:p>87.3529215750029</text:p>
          </table:table-cell>
          <table:table-cell office:value-type="float" office:value="9.77112522817665" calcext:value-type="float">
            <text:p>9.77112522817665</text:p>
          </table:table-cell>
        </table:table-row>
        <table:table-row table:style-name="ro1">
          <table:table-cell office:value-type="float" office:value="83.3823342306846" calcext:value-type="float">
            <text:p>83.3823342306846</text:p>
          </table:table-cell>
          <table:table-cell office:value-type="float" office:value="10.7746460995394" calcext:value-type="float">
            <text:p>10.7746460995394</text:p>
          </table:table-cell>
        </table:table-row>
        <table:table-row table:style-name="ro1">
          <table:table-cell office:value-type="float" office:value="80.7352860988648" calcext:value-type="float">
            <text:p>80.7352860988648</text:p>
          </table:table-cell>
          <table:table-cell office:value-type="float" office:value="11.2499969777928" calcext:value-type="float">
            <text:p>11.2499969777928</text:p>
          </table:table-cell>
        </table:table-row>
        <table:table-row table:style-name="ro1">
          <table:table-cell office:value-type="float" office:value="81.7941235274991" calcext:value-type="float">
            <text:p>81.7941235274991</text:p>
          </table:table-cell>
          <table:table-cell office:value-type="float" office:value="11.9366182710557" calcext:value-type="float">
            <text:p>11.9366182710557</text:p>
          </table:table-cell>
        </table:table-row>
        <table:table-row table:style-name="ro1">
          <table:table-cell office:value-type="float" office:value="75.9705934029538" calcext:value-type="float">
            <text:p>75.9705934029538</text:p>
          </table:table-cell>
          <table:table-cell office:value-type="float" office:value="12.3063369640116" calcext:value-type="float">
            <text:p>12.3063369640116</text:p>
          </table:table-cell>
        </table:table-row>
        <table:table-row table:style-name="ro1">
          <table:table-cell office:value-type="float" office:value="75.7058916190896" calcext:value-type="float">
            <text:p>75.7058916190896</text:p>
          </table:table-cell>
          <table:table-cell office:value-type="float" office:value="13.098590442572" calcext:value-type="float">
            <text:p>13.098590442572</text:p>
          </table:table-cell>
        </table:table-row>
        <table:table-row table:style-name="ro1">
          <table:table-cell office:value-type="float" office:value="77.0294005384107" calcext:value-type="float">
            <text:p>77.0294005384107</text:p>
          </table:table-cell>
          <table:table-cell office:value-type="float" office:value="13.9436600137813" calcext:value-type="float">
            <text:p>13.9436600137813</text:p>
          </table:table-cell>
        </table:table-row>
        <table:table-row table:style-name="ro1">
          <table:table-cell office:value-type="float" office:value="83.6470663077262" calcext:value-type="float">
            <text:p>83.6470663077262</text:p>
          </table:table-cell>
          <table:table-cell office:value-type="float" office:value="14.1549274065836" calcext:value-type="float">
            <text:p>14.1549274065836</text:p>
          </table:table-cell>
        </table:table-row>
        <table:table-row table:style-name="ro1">
          <table:table-cell office:value-type="float" office:value="69.0882258497741" calcext:value-type="float">
            <text:p>69.0882258497741</text:p>
          </table:table-cell>
          <table:table-cell office:value-type="float" office:value="14.5246460995394" calcext:value-type="float">
            <text:p>14.5246460995394</text:p>
          </table:table-cell>
        </table:table-row>
        <table:table-row table:style-name="ro1">
          <table:table-cell office:value-type="float" office:value="76.4999969706823" calcext:value-type="float">
            <text:p>76.4999969706823</text:p>
          </table:table-cell>
          <table:table-cell office:value-type="float" office:value="15.2112643705951" calcext:value-type="float">
            <text:p>15.2112643705951</text:p>
          </table:table-cell>
        </table:table-row>
        <table:table-row table:style-name="ro1">
          <table:table-cell office:value-type="float" office:value="68.0294187143172" calcext:value-type="float">
            <text:p>68.0294187143172</text:p>
          </table:table-cell>
          <table:table-cell office:value-type="float" office:value="15.580983063551" calcext:value-type="float">
            <text:p>15.580983063551</text:p>
          </table:table-cell>
        </table:table-row>
        <table:table-row table:style-name="ro1">
          <table:table-cell office:value-type="float" office:value="59.2941083809104" calcext:value-type="float">
            <text:p>59.2941083809104</text:p>
          </table:table-cell>
          <table:table-cell office:value-type="float" office:value="16.1091530566603" calcext:value-type="float">
            <text:p>16.1091530566603</text:p>
          </table:table-cell>
        </table:table-row>
        <table:table-row table:style-name="ro1">
          <table:table-cell office:value-type="float" office:value="65.3823402893201" calcext:value-type="float">
            <text:p>65.3823402893201</text:p>
          </table:table-cell>
          <table:table-cell office:value-type="float" office:value="16.7957713277161" calcext:value-type="float">
            <text:p>16.7957713277161</text:p>
          </table:table-cell>
        </table:table-row>
        <table:table-row table:style-name="ro1">
          <table:table-cell office:value-type="float" office:value="60.0882440256806" calcext:value-type="float">
            <text:p>60.0882440256806</text:p>
          </table:table-cell>
          <table:table-cell office:value-type="float" office:value="17.9577434992324" calcext:value-type="float">
            <text:p>17.9577434992324</text:p>
          </table:table-cell>
        </table:table-row>
        <table:table-row table:style-name="ro1">
          <table:table-cell office:value-type="float" office:value="58.5000030293178" calcext:value-type="float">
            <text:p>58.5000030293178</text:p>
          </table:table-cell>
          <table:table-cell office:value-type="float" office:value="19.0668995780999" calcext:value-type="float">
            <text:p>19.0668995780999</text:p>
          </table:table-cell>
        </table:table-row>
        <table:table-row table:style-name="ro1">
          <table:table-cell office:value-type="float" office:value="61.4117529450017" calcext:value-type="float">
            <text:p>61.4117529450017</text:p>
          </table:table-cell>
          <table:table-cell office:value-type="float" office:value="19.9119691493091" calcext:value-type="float">
            <text:p>19.9119691493091</text:p>
          </table:table-cell>
        </table:table-row>
        <table:table-row table:style-name="ro1">
          <table:table-cell office:value-type="float" office:value="59.2941083809104" calcext:value-type="float">
            <text:p>59.2941083809104</text:p>
          </table:table-cell>
          <table:table-cell office:value-type="float" office:value="20.5457713277161" calcext:value-type="float">
            <text:p>20.5457713277161</text:p>
          </table:table-cell>
        </table:table-row>
        <table:table-row table:style-name="ro1">
          <table:table-cell office:value-type="float" office:value="64.5882349377273" calcext:value-type="float">
            <text:p>64.5882349377273</text:p>
          </table:table-cell>
          <table:table-cell office:value-type="float" office:value="21.232392620979" calcext:value-type="float">
            <text:p>21.232392620979</text:p>
          </table:table-cell>
        </table:table-row>
        <table:table-row table:style-name="ro1">
          <table:table-cell office:value-type="float" office:value="50.5588283406811" calcext:value-type="float">
            <text:p>50.5588283406811</text:p>
          </table:table-cell>
          <table:table-cell office:value-type="float" office:value="21.6021113139348" calcext:value-type="float">
            <text:p>21.6021113139348</text:p>
          </table:table-cell>
        </table:table-row>
        <table:table-row table:style-name="ro1">
          <table:table-cell office:value-type="float" office:value="59.0294065970462" calcext:value-type="float">
            <text:p>59.0294065970462</text:p>
          </table:table-cell>
          <table:table-cell office:value-type="float" office:value="21.8661947993859" calcext:value-type="float">
            <text:p>21.8661947993859</text:p>
          </table:table-cell>
        </table:table-row>
        <table:table-row table:style-name="ro1">
          <table:table-cell office:value-type="float" office:value="52.4117711209081" calcext:value-type="float">
            <text:p>52.4117711209081</text:p>
          </table:table-cell>
          <table:table-cell office:value-type="float" office:value="22.2887295849905" calcext:value-type="float">
            <text:p>22.2887295849905</text:p>
          </table:table-cell>
        </table:table-row>
        <table:table-row table:style-name="ro1">
          <table:table-cell office:value-type="float" office:value="61.676454728866" calcext:value-type="float">
            <text:p>61.676454728866</text:p>
          </table:table-cell>
          <table:table-cell office:value-type="float" office:value="22.6584482779464" calcext:value-type="float">
            <text:p>22.6584482779464</text:p>
          </table:table-cell>
        </table:table-row>
        <table:table-row table:style-name="ro1">
          <table:table-cell office:value-type="float" office:value="53.7352800402293" calcext:value-type="float">
            <text:p>53.7352800402293</text:p>
          </table:table-cell>
          <table:table-cell office:value-type="float" office:value="23.080983063551" calcext:value-type="float">
            <text:p>23.080983063551</text:p>
          </table:table-cell>
        </table:table-row>
        <table:table-row table:style-name="ro1">
          <table:table-cell office:value-type="float" office:value="62.9999939413645" calcext:value-type="float">
            <text:p>62.9999939413645</text:p>
          </table:table-cell>
          <table:table-cell office:value-type="float" office:value="23.5563339418044" calcext:value-type="float">
            <text:p>23.5563339418044</text:p>
          </table:table-cell>
        </table:table-row>
        <table:table-row table:style-name="ro1">
          <table:table-cell office:value-type="float" office:value="52.6764729047724" calcext:value-type="float">
            <text:p>52.6764729047724</text:p>
          </table:table-cell>
          <table:table-cell office:value-type="float" office:value="24.0316848200578" calcext:value-type="float">
            <text:p>24.0316848200578</text:p>
          </table:table-cell>
        </table:table-row>
        <table:table-row table:style-name="ro1">
          <table:table-cell office:value-type="float" office:value="50.5588283406811" calcext:value-type="float">
            <text:p>50.5588283406811</text:p>
          </table:table-cell>
          <table:table-cell office:value-type="float" office:value="24.7183061133207" calcext:value-type="float">
            <text:p>24.7183061133207</text:p>
          </table:table-cell>
        </table:table-row>
        <table:table-row table:style-name="ro1">
          <table:table-cell office:value-type="float" office:value="64.0588313699988" calcext:value-type="float">
            <text:p>64.0588313699988</text:p>
          </table:table-cell>
          <table:table-cell office:value-type="float" office:value="25.5633756845299" calcext:value-type="float">
            <text:p>25.5633756845299</text:p>
          </table:table-cell>
        </table:table-row>
        <table:table-row table:style-name="ro1">
          <table:table-cell office:value-type="float" office:value="51.3529336922739" calcext:value-type="float">
            <text:p>51.3529336922739</text:p>
          </table:table-cell>
          <table:table-cell office:value-type="float" office:value="25.9859104701346" calcext:value-type="float">
            <text:p>25.9859104701346</text:p>
          </table:table-cell>
        </table:table-row>
        <table:table-row table:style-name="ro1">
          <table:table-cell office:value-type="float" office:value="49.2352891281825" calcext:value-type="float">
            <text:p>49.2352891281825</text:p>
          </table:table-cell>
          <table:table-cell office:value-type="float" office:value="26.4612673928023" calcext:value-type="float">
            <text:p>26.4612673928023</text:p>
          </table:table-cell>
        </table:table-row>
        <table:table-row table:style-name="ro1">
          <table:table-cell office:value-type="float" office:value="51.6176354761381" calcext:value-type="float">
            <text:p>51.6176354761381</text:p>
          </table:table-cell>
          <table:table-cell office:value-type="float" office:value="27.2006987342996" calcext:value-type="float">
            <text:p>27.2006987342996</text:p>
          </table:table-cell>
        </table:table-row>
        <table:table-row table:style-name="ro1">
          <table:table-cell office:value-type="float" office:value="57.1764638168192" calcext:value-type="float">
            <text:p>57.1764638168192</text:p>
          </table:table-cell>
          <table:table-cell office:value-type="float" office:value="27.5176013346067" calcext:value-type="float">
            <text:p>27.5176013346067</text:p>
          </table:table-cell>
        </table:table-row>
        <table:table-row table:style-name="ro1">
          <table:table-cell office:value-type="float" office:value="49.2352891281825" calcext:value-type="float">
            <text:p>49.2352891281825</text:p>
          </table:table-cell>
          <table:table-cell office:value-type="float" office:value="27.9401361202113" calcext:value-type="float">
            <text:p>27.9401361202113</text:p>
          </table:table-cell>
        </table:table-row>
        <table:table-row table:style-name="ro1">
          <table:table-cell office:value-type="float" office:value="70.1470632784084" calcext:value-type="float">
            <text:p>70.1470632784084</text:p>
          </table:table-cell>
          <table:table-cell office:value-type="float" office:value="28.4154930428791" calcext:value-type="float">
            <text:p>28.4154930428791</text:p>
          </table:table-cell>
        </table:table-row>
        <table:table-row table:style-name="ro1">
          <table:table-cell office:value-type="float" office:value="65.3823402893201" calcext:value-type="float">
            <text:p>65.3823402893201</text:p>
          </table:table-cell>
          <table:table-cell office:value-type="float" office:value="28.9964761064301" calcext:value-type="float">
            <text:p>28.9964761064301</text:p>
          </table:table-cell>
        </table:table-row>
        <table:table-row table:style-name="ro1">
          <table:table-cell office:value-type="float" office:value="61.676454728866" calcext:value-type="float">
            <text:p>61.676454728866</text:p>
          </table:table-cell>
          <table:table-cell office:value-type="float" office:value="29.9471778629369" calcext:value-type="float">
            <text:p>29.9471778629369</text:p>
          </table:table-cell>
        </table:table-row>
      </table:table>
      <table:table table:name="Thx_a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52070501048251" calcext:value-type="float">
            <text:p>0.852070501048251</text:p>
          </table:table-cell>
          <table:table-cell office:value-type="float" office:value="1.47887174961618" calcext:value-type="float">
            <text:p>1.47887174961618</text:p>
          </table:table-cell>
        </table:table-row>
        <table:table-row table:style-name="ro1">
          <table:table-cell office:value-type="float" office:value="1.40236628691229" calcext:value-type="float">
            <text:p>1.40236628691229</text:p>
          </table:table-cell>
          <table:table-cell office:value-type="float" office:value="1.69013914241849" calcext:value-type="float">
            <text:p>1.69013914241849</text:p>
          </table:table-cell>
        </table:table-row>
        <table:table-row table:style-name="ro1">
          <table:table-cell office:value-type="float" office:value="1.08284035689328" calcext:value-type="float">
            <text:p>1.08284035689328</text:p>
          </table:table-cell>
          <table:table-cell office:value-type="float" office:value="2.79929522128601" calcext:value-type="float">
            <text:p>2.79929522128601</text:p>
          </table:table-cell>
        </table:table-row>
        <table:table-row table:style-name="ro1">
          <table:table-cell office:value-type="float" office:value="1.22485210706798" calcext:value-type="float">
            <text:p>1.22485210706798</text:p>
          </table:table-cell>
          <table:table-cell office:value-type="float" office:value="3.48591349234173" calcext:value-type="float">
            <text:p>3.48591349234173</text:p>
          </table:table-cell>
        </table:table-row>
        <table:table-row table:style-name="ro1">
          <table:table-cell office:value-type="float" office:value="1.56213128341812" calcext:value-type="float">
            <text:p>1.56213128341812</text:p>
          </table:table-cell>
          <table:table-cell office:value-type="float" office:value="3.90844827794635" calcext:value-type="float">
            <text:p>3.90844827794635</text:p>
          </table:table-cell>
        </table:table-row>
        <table:table-row table:style-name="ro1">
          <table:table-cell office:value-type="float" office:value="0.869821715883053" calcext:value-type="float">
            <text:p>0.869821715883053</text:p>
          </table:table-cell>
          <table:table-cell office:value-type="float" office:value="4.43661827105572" calcext:value-type="float">
            <text:p>4.43661827105572</text:p>
          </table:table-cell>
        </table:table-row>
        <table:table-row table:style-name="ro1">
          <table:table-cell office:value-type="float" office:value="1.40236628691229" calcext:value-type="float">
            <text:p>1.40236628691229</text:p>
          </table:table-cell>
          <table:table-cell office:value-type="float" office:value="5.01760435681387" calcext:value-type="float">
            <text:p>5.01760435681387</text:p>
          </table:table-cell>
        </table:table-row>
        <table:table-row table:style-name="ro1">
          <table:table-cell office:value-type="float" office:value="0.63905389153435" calcext:value-type="float">
            <text:p>0.63905389153435</text:p>
          </table:table-cell>
          <table:table-cell office:value-type="float" office:value="5.54577434992324" calcext:value-type="float">
            <text:p>5.54577434992324</text:p>
          </table:table-cell>
        </table:table-row>
        <table:table-row table:style-name="ro1">
          <table:table-cell office:value-type="float" office:value="1.38461507207749" calcext:value-type="float">
            <text:p>1.38461507207749</text:p>
          </table:table-cell>
          <table:table-cell office:value-type="float" office:value="6.02112522817665" calcext:value-type="float">
            <text:p>6.02112522817665</text:p>
          </table:table-cell>
        </table:table-row>
        <table:table-row table:style-name="ro1">
          <table:table-cell office:value-type="float" office:value="1.08284035689328" calcext:value-type="float">
            <text:p>1.08284035689328</text:p>
          </table:table-cell>
          <table:table-cell office:value-type="float" office:value="7.0774621921882" calcext:value-type="float">
            <text:p>7.0774621921882</text:p>
          </table:table-cell>
        </table:table-row>
        <table:table-row table:style-name="ro1">
          <table:table-cell office:value-type="float" office:value="1.10059157172807" calcext:value-type="float">
            <text:p>1.10059157172807</text:p>
          </table:table-cell>
          <table:table-cell office:value-type="float" office:value="7.71126739280231" calcext:value-type="float">
            <text:p>7.71126739280231</text:p>
          </table:table-cell>
        </table:table-row>
        <table:table-row table:style-name="ro1">
          <table:table-cell office:value-type="float" office:value="0.63905389153435" calcext:value-type="float">
            <text:p>0.63905389153435</text:p>
          </table:table-cell>
          <table:table-cell office:value-type="float" office:value="8.13380217840694" calcext:value-type="float">
            <text:p>8.13380217840694</text:p>
          </table:table-cell>
        </table:table-row>
        <table:table-row table:style-name="ro1">
          <table:table-cell office:value-type="float" office:value="0.887572930717851" calcext:value-type="float">
            <text:p>0.887572930717851</text:p>
          </table:table-cell>
          <table:table-cell office:value-type="float" office:value="8.39788566385803" calcext:value-type="float">
            <text:p>8.39788566385803</text:p>
          </table:table-cell>
        </table:table-row>
        <table:table-row table:style-name="ro1">
          <table:table-cell office:value-type="float" office:value="0.461537680193723" calcext:value-type="float">
            <text:p>0.461537680193723</text:p>
          </table:table-cell>
          <table:table-cell office:value-type="float" office:value="8.71478826416509" calcext:value-type="float">
            <text:p>8.71478826416509</text:p>
          </table:table-cell>
        </table:table-row>
        <table:table-row table:style-name="ro1">
          <table:table-cell office:value-type="float" office:value="0.656805106369148" calcext:value-type="float">
            <text:p>0.656805106369148</text:p>
          </table:table-cell>
          <table:table-cell office:value-type="float" office:value="9.08450393491375" calcext:value-type="float">
            <text:p>9.08450393491375</text:p>
          </table:table-cell>
        </table:table-row>
        <table:table-row table:style-name="ro1">
          <table:table-cell office:value-type="float" office:value="0.514793356194441" calcext:value-type="float">
            <text:p>0.514793356194441</text:p>
          </table:table-cell>
          <table:table-cell office:value-type="float" office:value="9.55985783537433" calcext:value-type="float">
            <text:p>9.55985783537433</text:p>
          </table:table-cell>
        </table:table-row>
        <table:table-row table:style-name="ro1">
          <table:table-cell office:value-type="float" office:value="0.674556321203945" calcext:value-type="float">
            <text:p>0.674556321203945</text:p>
          </table:table-cell>
          <table:table-cell office:value-type="float" office:value="10.0880278284837" calcext:value-type="float">
            <text:p>10.0880278284837</text:p>
          </table:table-cell>
        </table:table-row>
        <table:table-row table:style-name="ro1">
          <table:table-cell office:value-type="float" office:value="0.710058750873545" calcext:value-type="float">
            <text:p>0.710058750873545</text:p>
          </table:table-cell>
          <table:table-cell office:value-type="float" office:value="10.9859134923417" calcext:value-type="float">
            <text:p>10.9859134923417</text:p>
          </table:table-cell>
        </table:table-row>
        <table:table-row table:style-name="ro1">
          <table:table-cell office:value-type="float" office:value="1.13609400139767" calcext:value-type="float">
            <text:p>1.13609400139767</text:p>
          </table:table-cell>
          <table:table-cell office:value-type="float" office:value="11.3028160926488" calcext:value-type="float">
            <text:p>11.3028160926488</text:p>
          </table:table-cell>
        </table:table-row>
        <table:table-row table:style-name="ro1">
          <table:table-cell office:value-type="float" office:value="0.763314426874259" calcext:value-type="float">
            <text:p>0.763314426874259</text:p>
          </table:table-cell>
          <table:table-cell office:value-type="float" office:value="11.6725347856046" calcext:value-type="float">
            <text:p>11.6725347856046</text:p>
          </table:table-cell>
        </table:table-row>
        <table:table-row table:style-name="ro1">
          <table:table-cell office:value-type="float" office:value="0.763314426874259" calcext:value-type="float">
            <text:p>0.763314426874259</text:p>
          </table:table-cell>
          <table:table-cell office:value-type="float" office:value="12.5176043568139" calcext:value-type="float">
            <text:p>12.5176043568139</text:p>
          </table:table-cell>
        </table:table-row>
        <table:table-row table:style-name="ro1">
          <table:table-cell office:value-type="float" office:value="0.905326177048969" calcext:value-type="float">
            <text:p>0.905326177048969</text:p>
          </table:table-cell>
          <table:table-cell office:value-type="float" office:value="13.0457713277161" calcext:value-type="float">
            <text:p>13.0457713277161</text:p>
          </table:table-cell>
        </table:table-row>
        <table:table-row table:style-name="ro1">
          <table:table-cell office:value-type="float" office:value="0.692307536038747" calcext:value-type="float">
            <text:p>0.692307536038747</text:p>
          </table:table-cell>
          <table:table-cell office:value-type="float" office:value="13.9964761064301" calcext:value-type="float">
            <text:p>13.9964761064301</text:p>
          </table:table-cell>
        </table:table-row>
        <table:table-row table:style-name="ro1">
          <table:table-cell office:value-type="float" office:value="1.13609400139767" calcext:value-type="float">
            <text:p>1.13609400139767</text:p>
          </table:table-cell>
          <table:table-cell office:value-type="float" office:value="14.5246460995394" calcext:value-type="float">
            <text:p>14.5246460995394</text:p>
          </table:table-cell>
        </table:table-row>
        <table:table-row table:style-name="ro1">
          <table:table-cell office:value-type="float" office:value="0.585798215533632" calcext:value-type="float">
            <text:p>0.585798215533632</text:p>
          </table:table-cell>
          <table:table-cell office:value-type="float" office:value="14.7359134923417" calcext:value-type="float">
            <text:p>14.7359134923417</text:p>
          </table:table-cell>
        </table:table-row>
        <table:table-row table:style-name="ro1">
          <table:table-cell office:value-type="float" office:value="0.994082251222962" calcext:value-type="float">
            <text:p>0.994082251222962</text:p>
          </table:table-cell>
          <table:table-cell office:value-type="float" office:value="15.2640834854511" calcext:value-type="float">
            <text:p>15.2640834854511</text:p>
          </table:table-cell>
        </table:table-row>
        <table:table-row table:style-name="ro1">
          <table:table-cell office:value-type="float" office:value="1.81065032260161" calcext:value-type="float">
            <text:p>1.81065032260161</text:p>
          </table:table-cell>
          <table:table-cell office:value-type="float" office:value="15.4225317633975" calcext:value-type="float">
            <text:p>15.4225317633975</text:p>
          </table:table-cell>
        </table:table-row>
        <table:table-row table:style-name="ro1">
          <table:table-cell office:value-type="float" office:value="1.34911264240789" calcext:value-type="float">
            <text:p>1.34911264240789</text:p>
          </table:table-cell>
          <table:table-cell office:value-type="float" office:value="15.7922504563533" calcext:value-type="float">
            <text:p>15.7922504563533</text:p>
          </table:table-cell>
        </table:table-row>
        <table:table-row table:style-name="ro1">
          <table:table-cell office:value-type="float" office:value="0.390532820854528" calcext:value-type="float">
            <text:p>0.390532820854528</text:p>
          </table:table-cell>
          <table:table-cell office:value-type="float" office:value="16.1091530566603" calcext:value-type="float">
            <text:p>16.1091530566603</text:p>
          </table:table-cell>
        </table:table-row>
        <table:table-row table:style-name="ro1">
          <table:table-cell office:value-type="float" office:value="0.124260535339909" calcext:value-type="float">
            <text:p>0.124260535339909</text:p>
          </table:table-cell>
          <table:table-cell office:value-type="float" office:value="16.7429552350673" calcext:value-type="float">
            <text:p>16.7429552350673</text:p>
          </table:table-cell>
        </table:table-row>
        <table:table-row table:style-name="ro1">
          <table:table-cell office:value-type="float" office:value="0.284023500349417" calcext:value-type="float">
            <text:p>0.284023500349417</text:p>
          </table:table-cell>
          <table:table-cell office:value-type="float" office:value="17.5880248062765" calcext:value-type="float">
            <text:p>17.5880248062765</text:p>
          </table:table-cell>
        </table:table-row>
        <table:table-row table:style-name="ro1">
          <table:table-cell office:value-type="float" office:value="0.195265394679108" calcext:value-type="float">
            <text:p>0.195265394679108</text:p>
          </table:table-cell>
          <table:table-cell office:value-type="float" office:value="18.4859134923417" calcext:value-type="float">
            <text:p>18.4859134923417</text:p>
          </table:table-cell>
        </table:table-row>
        <table:table-row table:style-name="ro1">
          <table:table-cell office:value-type="float" office:value="0.177514179844306" calcext:value-type="float">
            <text:p>0.177514179844306</text:p>
          </table:table-cell>
          <table:table-cell office:value-type="float" office:value="19.1197156707487" calcext:value-type="float">
            <text:p>19.1197156707487</text:p>
          </table:table-cell>
        </table:table-row>
        <table:table-row table:style-name="ro1">
          <table:table-cell office:value-type="float" office:value="0.23076985584502" calcext:value-type="float">
            <text:p>0.23076985584502</text:p>
          </table:table-cell>
          <table:table-cell office:value-type="float" office:value="19.9119691493091" calcext:value-type="float">
            <text:p>19.9119691493091</text:p>
          </table:table-cell>
        </table:table-row>
        <table:table-row table:style-name="ro1">
          <table:table-cell office:value-type="float" office:value="0.124260535339909" calcext:value-type="float">
            <text:p>0.124260535339909</text:p>
          </table:table-cell>
          <table:table-cell office:value-type="float" office:value="20.6514065352208" calcext:value-type="float">
            <text:p>20.6514065352208</text:p>
          </table:table-cell>
        </table:table-row>
        <table:table-row table:style-name="ro1">
          <table:table-cell office:value-type="float" office:value="-0.0355024296695956" calcext:value-type="float">
            <text:p>-0.0355024296695956</text:p>
          </table:table-cell>
          <table:table-cell office:value-type="float" office:value="21.4964761064301" calcext:value-type="float">
            <text:p>21.4964761064301</text:p>
          </table:table-cell>
        </table:table-row>
        <table:table-row table:style-name="ro1">
          <table:table-cell office:value-type="float" office:value="0.479288895028521" calcext:value-type="float">
            <text:p>0.479288895028521</text:p>
          </table:table-cell>
          <table:table-cell office:value-type="float" office:value="21.9718300068906" calcext:value-type="float">
            <text:p>21.9718300068906</text:p>
          </table:table-cell>
        </table:table-row>
        <table:table-row table:style-name="ro1">
          <table:table-cell office:value-type="float" office:value="0.497042141359639" calcext:value-type="float">
            <text:p>0.497042141359639</text:p>
          </table:table-cell>
          <table:table-cell office:value-type="float" office:value="23.080983063551" calcext:value-type="float">
            <text:p>23.080983063551</text:p>
          </table:table-cell>
        </table:table-row>
        <table:table-row table:style-name="ro1">
          <table:table-cell office:value-type="float" office:value="0.124260535339909" calcext:value-type="float">
            <text:p>0.124260535339909</text:p>
          </table:table-cell>
          <table:table-cell office:value-type="float" office:value="23.5563339418044" calcext:value-type="float">
            <text:p>23.5563339418044</text:p>
          </table:table-cell>
        </table:table-row>
        <table:table-row table:style-name="ro1">
          <table:table-cell office:value-type="float" office:value="0.923077391883767" calcext:value-type="float">
            <text:p>0.923077391883767</text:p>
          </table:table-cell>
          <table:table-cell office:value-type="float" office:value="25.0880248062765" calcext:value-type="float">
            <text:p>25.0880248062765</text:p>
          </table:table-cell>
        </table:table-row>
        <table:table-row table:style-name="ro1">
          <table:table-cell office:value-type="float" office:value="0.301774715184215" calcext:value-type="float">
            <text:p>0.301774715184215</text:p>
          </table:table-cell>
          <table:table-cell office:value-type="float" office:value="25.5633756845299" calcext:value-type="float">
            <text:p>25.5633756845299</text:p>
          </table:table-cell>
        </table:table-row>
        <table:table-row table:style-name="ro1">
          <table:table-cell office:value-type="float" office:value="0.905326177048969" calcext:value-type="float">
            <text:p>0.905326177048969</text:p>
          </table:table-cell>
          <table:table-cell office:value-type="float" office:value="26.0915486998465" calcext:value-type="float">
            <text:p>26.0915486998465</text:p>
          </table:table-cell>
        </table:table-row>
        <table:table-row table:style-name="ro1">
          <table:table-cell office:value-type="float" office:value="1.57988249825291" calcext:value-type="float">
            <text:p>1.57988249825291</text:p>
          </table:table-cell>
          <table:table-cell office:value-type="float" office:value="26.3028130704416" calcext:value-type="float">
            <text:p>26.3028130704416</text:p>
          </table:table-cell>
        </table:table-row>
        <table:table-row table:style-name="ro1">
          <table:table-cell office:value-type="float" office:value="2.07692260811623" calcext:value-type="float">
            <text:p>2.07692260811623</text:p>
          </table:table-cell>
          <table:table-cell office:value-type="float" office:value="26.5140834854511" calcext:value-type="float">
            <text:p>26.5140834854511</text:p>
          </table:table-cell>
        </table:table-row>
        <table:table-row table:style-name="ro1">
          <table:table-cell office:value-type="float" office:value="1.4911243925826" calcext:value-type="float">
            <text:p>1.4911243925826</text:p>
          </table:table-cell>
          <table:table-cell office:value-type="float" office:value="26.9894343637045" calcext:value-type="float">
            <text:p>26.9894343637045</text:p>
          </table:table-cell>
        </table:table-row>
        <table:table-row table:style-name="ro1">
          <table:table-cell office:value-type="float" office:value="1.15384521623247" calcext:value-type="float">
            <text:p>1.15384521623247</text:p>
          </table:table-cell>
          <table:table-cell office:value-type="float" office:value="27.4119691493091" calcext:value-type="float">
            <text:p>27.4119691493091</text:p>
          </table:table-cell>
        </table:table-row>
        <table:table-row table:style-name="ro1">
          <table:table-cell office:value-type="float" office:value="1.59763371308771" calcext:value-type="float">
            <text:p>1.59763371308771</text:p>
          </table:table-cell>
          <table:table-cell office:value-type="float" office:value="27.9929522128601" calcext:value-type="float">
            <text:p>27.9929522128601</text:p>
          </table:table-cell>
        </table:table-row>
        <table:table-row table:style-name="ro1">
          <table:table-cell office:value-type="float" office:value="0.816568071378656" calcext:value-type="float">
            <text:p>0.816568071378656</text:p>
          </table:table-cell>
          <table:table-cell office:value-type="float" office:value="28.3626709058159" calcext:value-type="float">
            <text:p>28.3626709058159</text:p>
          </table:table-cell>
        </table:table-row>
        <table:table-row table:style-name="ro1">
          <table:table-cell office:value-type="float" office:value="2.00591774877704" calcext:value-type="float">
            <text:p>2.00591774877704</text:p>
          </table:table-cell>
          <table:table-cell office:value-type="float" office:value="28.8908439211325" calcext:value-type="float">
            <text:p>28.8908439211325</text:p>
          </table:table-cell>
        </table:table-row>
        <table:table-row table:style-name="ro1">
          <table:table-cell office:value-type="float" office:value="1.08284035689328" calcext:value-type="float">
            <text:p>1.08284035689328</text:p>
          </table:table-cell>
          <table:table-cell office:value-type="float" office:value="29.4190108920347" calcext:value-type="float">
            <text:p>29.4190108920347</text:p>
          </table:table-cell>
        </table:table-row>
        <table:table-row table:style-name="ro1">
          <table:table-cell office:value-type="float" office:value="0.869821715883053" calcext:value-type="float">
            <text:p>0.869821715883053</text:p>
          </table:table-cell>
          <table:table-cell office:value-type="float" office:value="29.8943617702881" calcext:value-type="float">
            <text:p>29.8943617702881</text:p>
          </table:table-cell>
        </table:table-row>
      </table:table>
      <table:table table:name="A_tab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589288341752908" calcext:value-type="float">
            <text:p>0.589288341752908</text:p>
          </table:table-cell>
          <table:table-cell office:value-type="float" office:value="1.53168784226497" calcext:value-type="float">
            <text:p>1.53168784226497</text:p>
          </table:table-cell>
        </table:table-row>
        <table:table-row table:style-name="ro1">
          <table:table-cell office:value-type="float" office:value="1.76786502525871" calcext:value-type="float">
            <text:p>1.76786502525871</text:p>
          </table:table-cell>
          <table:table-cell office:value-type="float" office:value="1.79577434992324" calcext:value-type="float">
            <text:p>1.79577434992324</text:p>
          </table:table-cell>
        </table:table-row>
        <table:table-row table:style-name="ro1">
          <table:table-cell office:value-type="float" office:value="1.3392883417529" calcext:value-type="float">
            <text:p>1.3392883417529</text:p>
          </table:table-cell>
          <table:table-cell office:value-type="float" office:value="2.5880278284837" calcext:value-type="float">
            <text:p>2.5880278284837</text:p>
          </table:table-cell>
        </table:table-row>
        <table:table-row table:style-name="ro1">
          <table:table-cell office:value-type="float" office:value="1.17857668350582" calcext:value-type="float">
            <text:p>1.17857668350582</text:p>
          </table:table-cell>
          <table:table-cell office:value-type="float" office:value="3.53872958499051" calcext:value-type="float">
            <text:p>3.53872958499051</text:p>
          </table:table-cell>
        </table:table-row>
        <table:table-row table:style-name="ro1">
          <table:table-cell office:value-type="float" office:value="0.642858894501936" calcext:value-type="float">
            <text:p>0.642858894501936</text:p>
          </table:table-cell>
          <table:table-cell office:value-type="float" office:value="4.0140834854511" calcext:value-type="float">
            <text:p>4.0140834854511</text:p>
          </table:table-cell>
        </table:table-row>
        <table:table-row table:style-name="ro1">
          <table:table-cell office:value-type="float" office:value="1.07143557800775" calcext:value-type="float">
            <text:p>1.07143557800775</text:p>
          </table:table-cell>
          <table:table-cell office:value-type="float" office:value="4.43661827105572" calcext:value-type="float">
            <text:p>4.43661827105572</text:p>
          </table:table-cell>
        </table:table-row>
        <table:table-row table:style-name="ro1">
          <table:table-cell office:value-type="float" office:value="0.589288341752908" calcext:value-type="float">
            <text:p>0.589288341752908</text:p>
          </table:table-cell>
          <table:table-cell office:value-type="float" office:value="5.07042044946265" calcext:value-type="float">
            <text:p>5.07042044946265</text:p>
          </table:table-cell>
        </table:table-row>
        <table:table-row table:style-name="ro1">
          <table:table-cell office:value-type="float" office:value="1.28571778900387" calcext:value-type="float">
            <text:p>1.28571778900387</text:p>
          </table:table-cell>
          <table:table-cell office:value-type="float" office:value="5.49295523506728" calcext:value-type="float">
            <text:p>5.49295523506728</text:p>
          </table:table-cell>
        </table:table-row>
        <table:table-row table:style-name="ro1">
          <table:table-cell office:value-type="float" office:value="0.803570552749022" calcext:value-type="float">
            <text:p>0.803570552749022</text:p>
          </table:table-cell>
          <table:table-cell office:value-type="float" office:value="6.07394132082543" calcext:value-type="float">
            <text:p>6.07394132082543</text:p>
          </table:table-cell>
        </table:table-row>
        <table:table-row table:style-name="ro1">
          <table:table-cell office:value-type="float" office:value="1.3392883417529" calcext:value-type="float">
            <text:p>1.3392883417529</text:p>
          </table:table-cell>
          <table:table-cell office:value-type="float" office:value="7.18309739969294" calcext:value-type="float">
            <text:p>7.18309739969294</text:p>
          </table:table-cell>
        </table:table-row>
        <table:table-row table:style-name="ro1">
          <table:table-cell office:value-type="float" office:value="1.23214723625484" calcext:value-type="float">
            <text:p>1.23214723625484</text:p>
          </table:table-cell>
          <table:table-cell office:value-type="float" office:value="7.86971567074867" calcext:value-type="float">
            <text:p>7.86971567074867</text:p>
          </table:table-cell>
        </table:table-row>
        <table:table-row table:style-name="ro1">
          <table:table-cell office:value-type="float" office:value="0.428576683505799" calcext:value-type="float">
            <text:p>0.428576683505799</text:p>
          </table:table-cell>
          <table:table-cell office:value-type="float" office:value="8.76760435681387" calcext:value-type="float">
            <text:p>8.76760435681387</text:p>
          </table:table-cell>
        </table:table-row>
        <table:table-row table:style-name="ro1">
          <table:table-cell office:value-type="float" office:value="1.6607116582471" calcext:value-type="float">
            <text:p>1.6607116582471</text:p>
          </table:table-cell>
          <table:table-cell office:value-type="float" office:value="9.03168784226496" calcext:value-type="float">
            <text:p>9.03168784226496</text:p>
          </table:table-cell>
        </table:table-row>
        <table:table-row table:style-name="ro1">
          <table:table-cell office:value-type="float" office:value="1.82143557800774" calcext:value-type="float">
            <text:p>1.82143557800774</text:p>
          </table:table-cell>
          <table:table-cell office:value-type="float" office:value="9.77112522817665" calcext:value-type="float">
            <text:p>9.77112522817665</text:p>
          </table:table-cell>
        </table:table-row>
        <table:table-row table:style-name="ro1">
          <table:table-cell office:value-type="float" office:value="0.749999999999993" calcext:value-type="float">
            <text:p>0.749999999999993</text:p>
          </table:table-cell>
          <table:table-cell office:value-type="float" office:value="10.0880278284837" calcext:value-type="float">
            <text:p>10.0880278284837</text:p>
          </table:table-cell>
        </table:table-row>
        <table:table-row table:style-name="ro1">
          <table:table-cell office:value-type="float" office:value="1.07143557800775" calcext:value-type="float">
            <text:p>1.07143557800775</text:p>
          </table:table-cell>
          <table:table-cell office:value-type="float" office:value="10.7218300068906" calcext:value-type="float">
            <text:p>10.7218300068906</text:p>
          </table:table-cell>
        </table:table-row>
        <table:table-row table:style-name="ro1">
          <table:table-cell office:value-type="float" office:value="1.39285889450193" calcext:value-type="float">
            <text:p>1.39285889450193</text:p>
          </table:table-cell>
          <table:table-cell office:value-type="float" office:value="11.7253508782534" calcext:value-type="float">
            <text:p>11.7253508782534</text:p>
          </table:table-cell>
        </table:table-row>
        <table:table-row table:style-name="ro1">
          <table:table-cell office:value-type="float" office:value="2.62500613075678" calcext:value-type="float">
            <text:p>2.62500613075678</text:p>
          </table:table-cell>
          <table:table-cell office:value-type="float" office:value="12.5176043568139" calcext:value-type="float">
            <text:p>12.5176043568139</text:p>
          </table:table-cell>
        </table:table-row>
        <table:table-row table:style-name="ro1">
          <table:table-cell office:value-type="float" office:value="3.69642944725097" calcext:value-type="float">
            <text:p>3.69642944725097</text:p>
          </table:table-cell>
          <table:table-cell office:value-type="float" office:value="12.6760556569674" calcext:value-type="float">
            <text:p>12.6760556569674</text:p>
          </table:table-cell>
        </table:table-row>
        <table:table-row table:style-name="ro1">
          <table:table-cell office:value-type="float" office:value="3.91071165824709" calcext:value-type="float">
            <text:p>3.91071165824709</text:p>
          </table:table-cell>
          <table:table-cell office:value-type="float" office:value="13.5211252281766" calcext:value-type="float">
            <text:p>13.5211252281766</text:p>
          </table:table-cell>
        </table:table-row>
        <table:table-row table:style-name="ro1">
          <table:table-cell office:value-type="float" office:value="8.14284663298837" calcext:value-type="float">
            <text:p>8.14284663298837</text:p>
          </table:table-cell>
          <table:table-cell office:value-type="float" office:value="14.049295221286" calcext:value-type="float">
            <text:p>14.049295221286</text:p>
          </table:table-cell>
        </table:table-row>
        <table:table-row table:style-name="ro1">
          <table:table-cell office:value-type="float" office:value="0.535717789003879" calcext:value-type="float">
            <text:p>0.535717789003879</text:p>
          </table:table-cell>
          <table:table-cell office:value-type="float" office:value="14.3661947993859" calcext:value-type="float">
            <text:p>14.3661947993859</text:p>
          </table:table-cell>
        </table:table-row>
        <table:table-row table:style-name="ro1">
          <table:table-cell office:value-type="float" office:value="1.55357055274904" calcext:value-type="float">
            <text:p>1.55357055274904</text:p>
          </table:table-cell>
          <table:table-cell office:value-type="float" office:value="15.1056321852976" calcext:value-type="float">
            <text:p>15.1056321852976</text:p>
          </table:table-cell>
        </table:table-row>
        <table:table-row table:style-name="ro1">
          <table:table-cell office:value-type="float" office:value="0.749999999999993" calcext:value-type="float">
            <text:p>0.749999999999993</text:p>
          </table:table-cell>
          <table:table-cell office:value-type="float" office:value="15.6338021784069" calcext:value-type="float">
            <text:p>15.6338021784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0035178491556" calcext:value-type="float">
            <text:p>16.0035178491556</text:p>
          </table:table-cell>
        </table:table-row>
        <table:table-row table:style-name="ro1">
          <table:table-cell office:value-type="float" office:value="0.160723919760656" calcext:value-type="float">
            <text:p>0.160723919760656</text:p>
          </table:table-cell>
          <table:table-cell office:value-type="float" office:value="16.7957713277161" calcext:value-type="float">
            <text:p>16.7957713277161</text:p>
          </table:table-cell>
        </table:table-row>
        <table:table-row table:style-name="ro1">
          <table:table-cell office:value-type="float" office:value="0.160723919760656" calcext:value-type="float">
            <text:p>0.160723919760656</text:p>
          </table:table-cell>
          <table:table-cell office:value-type="float" office:value="17.5352087136277" calcext:value-type="float">
            <text:p>17.5352087136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4859134923417" calcext:value-type="float">
            <text:p>18.4859134923417</text:p>
          </table:table-cell>
        </table:table-row>
        <table:table-row table:style-name="ro1">
          <table:table-cell office:value-type="float" office:value="0.0535705527490286" calcext:value-type="float">
            <text:p>0.0535705527490286</text:p>
          </table:table-cell>
          <table:table-cell office:value-type="float" office:value="19.8591530566603" calcext:value-type="float">
            <text:p>19.8591530566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7042226278696" calcext:value-type="float">
            <text:p>20.7042226278696</text:p>
          </table:table-cell>
        </table:table-row>
        <table:table-row table:style-name="ro1">
          <table:table-cell office:value-type="float" office:value="0.0535705527490286" calcext:value-type="float">
            <text:p>0.0535705527490286</text:p>
          </table:table-cell>
          <table:table-cell office:value-type="float" office:value="21.7077434992324" calcext:value-type="float">
            <text:p>21.707743499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447180885144" calcext:value-type="float">
            <text:p>22.447180885144</text:p>
          </table:table-cell>
        </table:table-row>
        <table:table-row table:style-name="ro1">
          <table:table-cell office:value-type="float" office:value="0.107141105498057" calcext:value-type="float">
            <text:p>0.107141105498057</text:p>
          </table:table-cell>
          <table:table-cell office:value-type="float" office:value="23.5035178491556" calcext:value-type="float">
            <text:p>23.5035178491556</text:p>
          </table:table-cell>
        </table:table-row>
        <table:table-row table:style-name="ro1">
          <table:table-cell office:value-type="float" office:value="0.37500613075677" calcext:value-type="float">
            <text:p>0.37500613075677</text:p>
          </table:table-cell>
          <table:table-cell office:value-type="float" office:value="24.4014035130136" calcext:value-type="float">
            <text:p>24.4014035130136</text:p>
          </table:table-cell>
        </table:table-row>
        <table:table-row table:style-name="ro1">
          <table:table-cell office:value-type="float" office:value="0.160723919760656" calcext:value-type="float">
            <text:p>0.160723919760656</text:p>
          </table:table-cell>
          <table:table-cell office:value-type="float" office:value="25.5105595918812" calcext:value-type="float">
            <text:p>25.5105595918812</text:p>
          </table:table-cell>
        </table:table-row>
        <table:table-row table:style-name="ro1">
          <table:table-cell office:value-type="float" office:value="0.321435578007742" calcext:value-type="float">
            <text:p>0.321435578007742</text:p>
          </table:table-cell>
          <table:table-cell office:value-type="float" office:value="26.4084452557392" calcext:value-type="float">
            <text:p>26.4084452557392</text:p>
          </table:table-cell>
        </table:table-row>
        <table:table-row table:style-name="ro1">
          <table:table-cell office:value-type="float" office:value="0.48214723625485" calcext:value-type="float">
            <text:p>0.48214723625485</text:p>
          </table:table-cell>
          <table:table-cell office:value-type="float" office:value="27.2535208713628" calcext:value-type="float">
            <text:p>27.2535208713628</text:p>
          </table:table-cell>
        </table:table-row>
        <table:table-row table:style-name="ro1">
          <table:table-cell office:value-type="float" office:value="0.535717789003879" calcext:value-type="float">
            <text:p>0.535717789003879</text:p>
          </table:table-cell>
          <table:table-cell office:value-type="float" office:value="27.9929522128601" calcext:value-type="float">
            <text:p>27.9929522128601</text:p>
          </table:table-cell>
        </table:table-row>
        <table:table-row table:style-name="ro1">
          <table:table-cell office:value-type="float" office:value="0.803570552749022" calcext:value-type="float">
            <text:p>0.803570552749022</text:p>
          </table:table-cell>
          <table:table-cell office:value-type="float" office:value="28.679573506123" calcext:value-type="float">
            <text:p>28.679573506123</text:p>
          </table:table-cell>
        </table:table-row>
        <table:table-row table:style-name="ro1">
          <table:table-cell office:value-type="float" office:value="0.535717789003879" calcext:value-type="float">
            <text:p>0.535717789003879</text:p>
          </table:table-cell>
          <table:table-cell office:value-type="float" office:value="29.3661947993859" calcext:value-type="float">
            <text:p>29.3661947993859</text:p>
          </table:table-cell>
        </table:table-row>
        <table:table-row table:style-name="ro1">
          <table:table-cell office:value-type="float" office:value="0.48214723625485" calcext:value-type="float">
            <text:p>0.48214723625485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5:56:29.8015526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4:21:52.421668066</meta:creation-date>
    <dc:date>2025-05-05T15:57:47.941850176</dc:date>
    <meta:editing-duration>PT53M22S</meta:editing-duration>
    <meta:editing-cycles>15</meta:editing-cycles>
    <meta:generator>LibreOffice/24.2.7.2$Linux_X86_64 LibreOffice_project/420$Build-2</meta:generator>
    <meta:document-statistic meta:table-count="8" meta:cell-count="718" meta:object-count="0"/>
  </office:meta>
</office:document-meta>
</file>